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2.09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12.61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17.52mm"/>
    </style:style>
    <style:style style:name="co14" style:family="table-column">
      <style:table-column-properties fo:break-before="auto" style:column-width="53.99mm"/>
    </style:style>
    <style:style style:name="co13" style:family="table-column">
      <style:table-column-properties fo:break-before="auto" style:column-width="49.37mm"/>
    </style:style>
    <style:style style:name="co15" style:family="table-column">
      <style:table-column-properties fo:break-before="auto" style:column-width="74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2"/>
    <style:style style:name="ce20" style:family="table-cell" style:parent-style-name="Default" style:data-style-name="N124"/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25"/>
    <style:style style:name="ce28" style:family="table-cell" style:parent-style-name="Default"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124"/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none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25"/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ext-properties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108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  <style:paragraph-properties style:writing-mode="lr-tb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  <style:paragraph-properties style:writing-mode="lr-tb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RatesBa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3"/>
        <table:table-column table:style-name="co3" table:number-columns-repeated="6" table:default-cell-style-name="Default"/>
        <table:table-row table:style-name="ro1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EUR</text:p>
          </table:table-cell>
          <table:table-cell table:style-name="ce11" office:value-type="string" calcext:value-type="string">
            <text:p>USD</text:p>
          </table:table-cell>
          <table:table-cell table:style-name="ce11" office:value-type="string" calcext:value-type="string">
            <text:p>EUR</text:p>
          </table:table-cell>
          <table:table-cell table:style-name="ce11" office:value-type="string" calcext:value-type="string">
            <text:p>US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e_rate</text:p>
          </table:table-cell>
          <table:table-cell office:value-type="currency" office:currency="EUR" office:value="160" calcext:value-type="currency">
            <office:annotation draw:style-name="gr3" draw:text-style-name="P2" svg:width="28.99mm" svg:height="17.99mm" svg:x="75.86mm" svg:y="0mm" draw:caption-point-x="-6.09mm" draw:caption-point-y="4.62mm">
              <meta:date-string>03/24/2025</meta:date-string>
              <text:p text:style-name="P1"><text:span text:style-name="T1">Werte kommen aus der spec/factories/villa_prices.rb</text:span></text:p>
            </office:annotation>
            <text:p>160.00 €</text:p>
          </table:table-cell>
          <table:table-cell table:formula="of:=CEILING([.B2]*1.282*1.035)" office:value-type="currency" office:currency="EUR" office:value="213" calcext:value-type="currency">
            <text:p>213.00 $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itional_adult</text:p>
          </table:table-cell>
          <table:table-cell office:value-type="currency" office:currency="EUR" office:value="40" calcext:value-type="currency">
            <text:p>40.00 €</text:p>
          </table:table-cell>
          <table:table-cell table:formula="of:=CEILING([.B3]*1.282*1.035)" office:value-type="currency" office:currency="EUR" office:value="54" calcext:value-type="currency">
            <text:p>54.00 $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_under_6</text:p>
          </table:table-cell>
          <table:table-cell office:value-type="currency" office:currency="EUR" office:value="8" calcext:value-type="currency">
            <text:p>8.00 €</text:p>
          </table:table-cell>
          <table:table-cell table:formula="of:=CEILING([.B4]*1.282*1.035)" office:value-type="currency" office:currency="EUR" office:value="11" calcext:value-type="currency">
            <text:p>11.00 $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ren_under_12</text:p>
          </table:table-cell>
          <table:table-cell office:value-type="currency" office:currency="EUR" office:value="18" calcext:value-type="currency">
            <text:p>18.00 €</text:p>
          </table:table-cell>
          <table:table-cell table:formula="of:=CEILING([.B5]*1.282*1.035)" office:value-type="currency" office:currency="EUR" office:value="24" calcext:value-type="currency">
            <text:p>24.00 $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eaning</text:p>
          </table:table-cell>
          <table:table-cell office:value-type="currency" office:currency="EUR" office:value="42.42" calcext:value-type="currency">
            <text:p>42.42 €</text:p>
          </table:table-cell>
          <table:table-cell table:formula="of:=CEILING([.B6]*1.282*1.035)" office:value-type="currency" office:currency="EUR" office:value="57" calcext:value-type="currency">
            <text:p>57.00 $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posit</text:p>
          </table:table-cell>
          <table:table-cell office:value-type="currency" office:currency="EUR" office:value="42.42" calcext:value-type="currency">
            <text:p>42.42 €</text:p>
          </table:table-cell>
          <table:table-cell table:formula="of:=CEILING([.B7]*1.282*1.035)" office:value-type="currency" office:currency="EUR" office:value="57" calcext:value-type="currency">
            <text:p>57.00 $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rnative_villa</text:p>
          </table:table-cell>
          <table:table-cell office:value-type="currency" office:currency="EUR" office:value="53.53" calcext:value-type="currency">
            <text:p>53.53 €</text:p>
          </table:table-cell>
          <table:table-cell table:formula="of:=CEILING([.B8]*2*1.282*1.035)/2" office:value-type="currency" office:currency="EUR" office:value="71.5" calcext:value-type="currency">
            <text:p>71.50 $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rnative_villa_base</text:p>
          </table:table-cell>
          <table:table-cell table:formula="of:=[.B8]*2" office:value-type="currency" office:currency="EUR" office:value="107.06" calcext:value-type="currency">
            <text:p>107.06 €</text:p>
          </table:table-cell>
          <table:table-cell table:formula="of:=CEILING([.B9]*2*1.282*1.035/2)" office:value-type="currency" office:currency="EUR" office:value="143" calcext:value-type="currency">
            <text:p>143.00 $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t_daily</text:p>
          </table:table-cell>
          <table:table-cell office:value-type="currency" office:currency="EUR" office:value="23.23" calcext:value-type="currency">
            <text:p>23.23 €</text:p>
          </table:table-cell>
          <table:table-cell table:formula="of:=CEILING([.B10]*2*1.282*1.035)/2" office:value-type="currency" office:currency="EUR" office:value="31" calcext:value-type="currency">
            <text:p>31.00 $</text:p>
          </table:table-cell>
          <table:table-cell table:number-columns-repeated="5"/>
          <table:table-cell table:style-name="ce13"/>
        </table:table-row>
        <table:table-row table:style-name="ro1">
          <table:table-cell office:value-type="string" calcext:value-type="string">
            <text:p>adults_special</text:p>
          </table:table-cell>
          <table:table-cell office:value-type="currency" office:currency="EUR" office:value="-8" calcext:value-type="currency">
            <text:p>-8.00 €</text:p>
          </table:table-cell>
          <table:table-cell office:value-type="currency" office:currency="EUR" office:value="-10.65" calcext:value-type="currency">
            <text:p>-10.65 €</text:p>
          </table:table-cell>
          <table:table-cell table:number-columns-repeated="5"/>
          <table:table-cell table:style-name="ce13"/>
        </table:table-row>
        <table:table-row table:style-name="ro1">
          <table:table-cell office:value-type="string" calcext:value-type="string">
            <text:p>base_rate_special</text:p>
          </table:table-cell>
          <table:table-cell office:value-type="currency" office:currency="EUR" office:value="-16" calcext:value-type="currency">
            <text:p>-16.00 €</text:p>
          </table:table-cell>
          <table:table-cell office:value-type="currency" office:currency="EUR" office:value="-21.3" calcext:value-type="currency">
            <text:p>-21.30 €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office:annotation draw:style-name="gr4" draw:text-style-name="P2" svg:width="28.99mm" svg:height="21.76mm" svg:x="43.11mm" svg:y="43.7mm" draw:caption-point-x="-6.1mm" draw:caption-point-y="15.1mm">
              <meta:date-string>03/24/2025</meta:date-string>
              <text:p text:style-name="P1"><text:span text:style-name="T1">Einzel-Übernachungspreise aus neuer Preisstruktur umgerechnet</text:span></text:p>
            </office:annotation>
            <text:p>Belegung</text:p>
          </table:table-cell>
          <table:table-cell table:style-name="Default" table:number-columns-repeated="2"/>
          <table:table-cell table:style-name="ce16" office:value-type="string" calcext:value-type="string" table:number-columns-spanned="2" table:number-rows-spanned="1">
            <text:p>Last Minute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/[.$A15]" office:value-type="currency" office:currency="EUR" office:value="80" calcext:value-type="currency">
            <text:p>80.00 €</text:p>
          </table:table-cell>
          <table:table-cell table:formula="of:=[.C$2]/[.$A15]" office:value-type="currency" office:currency="EUR" office:value="106.5" calcext:value-type="currency">
            <text:p>106.50 $</text:p>
          </table:table-cell>
          <table:table-cell table:style-name="ce12" table:formula="of:=[.B15]*0.2" office:value-type="currency" office:currency="EUR" office:value="16" calcext:value-type="currency">
            <text:p>16.00 €</text:p>
          </table:table-cell>
          <table:table-cell table:style-name="ce13" table:formula="of:=[.C15]*0.2" office:value-type="currency" office:currency="EUR" office:value="21.3" calcext:value-type="currency">
            <text:p>21.30 $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$2]+([.$A16]-2)*[.B$3]) / [.$A16]" office:value-type="currency" office:currency="EUR" office:value="66.6666666666667" calcext:value-type="currency">
            <text:p>66.67 €</text:p>
          </table:table-cell>
          <table:table-cell table:formula="of:=([.C$2]+([.$A16]-2)*[.C$3]) / [.$A16]" office:value-type="currency" office:currency="EUR" office:value="89" calcext:value-type="currency">
            <text:p>89.00 $</text:p>
          </table:table-cell>
          <table:table-cell table:style-name="ce12" table:formula="of:=[.B16]*0.2" office:value-type="currency" office:currency="EUR" office:value="13.3333333333333" calcext:value-type="currency">
            <text:p>13.33 €</text:p>
          </table:table-cell>
          <table:table-cell table:style-name="ce13" table:formula="of:=[.C16]*0.2" office:value-type="currency" office:currency="EUR" office:value="17.8" calcext:value-type="currency">
            <text:p>17.80 $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$2]+([.$A17]-2)*[.B$3]) / [.$A17]" office:value-type="currency" office:currency="EUR" office:value="60" calcext:value-type="currency">
            <text:p>60.00 €</text:p>
          </table:table-cell>
          <table:table-cell table:formula="of:=([.C$2]+([.$A17]-2)*[.C$3]) / [.$A17]" office:value-type="currency" office:currency="EUR" office:value="80.25" calcext:value-type="currency">
            <text:p>80.25 $</text:p>
          </table:table-cell>
          <table:table-cell table:style-name="ce12" table:formula="of:=[.B17]*0.2" office:value-type="currency" office:currency="EUR" office:value="12" calcext:value-type="currency">
            <text:p>12.00 €</text:p>
          </table:table-cell>
          <table:table-cell table:style-name="ce13" table:formula="of:=[.C17]*0.2" office:value-type="currency" office:currency="EUR" office:value="16.05" calcext:value-type="currency">
            <text:p>16.05 $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B$2]+([.$A18]-2)*[.B$3]) / [.$A18]" office:value-type="currency" office:currency="EUR" office:value="56" calcext:value-type="currency">
            <text:p>56.00 €</text:p>
          </table:table-cell>
          <table:table-cell table:formula="of:=([.C$2]+([.$A18]-2)*[.C$3]) / [.$A18]" office:value-type="currency" office:currency="EUR" office:value="75" calcext:value-type="currency">
            <text:p>75.00 $</text:p>
          </table:table-cell>
          <table:table-cell table:style-name="ce12" table:formula="of:=[.B18]*0.2" office:value-type="currency" office:currency="EUR" office:value="11.2" calcext:value-type="currency">
            <text:p>11.20 €</text:p>
          </table:table-cell>
          <table:table-cell table:style-name="ce13" table:formula="of:=[.C18]*0.2" office:value-type="currency" office:currency="EUR" office:value="15" calcext:value-type="currency">
            <text:p>15.00 $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$2]+([.$A19]-2)*[.B$3]) / [.$A19]" office:value-type="currency" office:currency="EUR" office:value="53.3333333333333" calcext:value-type="currency">
            <text:p>53.33 €</text:p>
          </table:table-cell>
          <table:table-cell table:formula="of:=([.C$2]+([.$A19]-2)*[.C$3]) / [.$A19]" office:value-type="currency" office:currency="EUR" office:value="71.5" calcext:value-type="currency">
            <text:p>71.50 $</text:p>
          </table:table-cell>
          <table:table-cell table:style-name="ce12" table:formula="of:=[.B19]*0.2" office:value-type="currency" office:currency="EUR" office:value="10.6666666666667" calcext:value-type="currency">
            <text:p>10.67 €</text:p>
          </table:table-cell>
          <table:table-cell table:style-name="ce13" table:formula="of:=[.C19]*0.2" office:value-type="currency" office:currency="EUR" office:value="14.3" calcext:value-type="currency">
            <text:p>14.30 $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B$2]+([.$A20]-2)*[.B$3]) / [.$A20]" office:value-type="currency" office:currency="EUR" office:value="51.4285714285714" calcext:value-type="currency">
            <text:p>51.43 €</text:p>
          </table:table-cell>
          <table:table-cell table:formula="of:=([.C$2]+([.$A20]-2)*[.C$3]) / [.$A20]" office:value-type="currency" office:currency="EUR" office:value="69" calcext:value-type="currency">
            <text:p>69.00 $</text:p>
          </table:table-cell>
          <table:table-cell table:style-name="ce12" table:formula="of:=[.B20]*0.2" office:value-type="currency" office:currency="EUR" office:value="10.2857142857143" calcext:value-type="currency">
            <text:p>10.29 €</text:p>
          </table:table-cell>
          <table:table-cell table:style-name="ce13" table:formula="of:=[.C20]*0.2" office:value-type="currency" office:currency="EUR" office:value="13.8" calcext:value-type="currency">
            <text:p>13.80 $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B$2]+([.$A21]-2)*[.B$3]) / [.$A21]" office:value-type="currency" office:currency="EUR" office:value="50" calcext:value-type="currency">
            <text:p>50.00 €</text:p>
          </table:table-cell>
          <table:table-cell table:formula="of:=([.C$2]+([.$A21]-2)*[.C$3]) / [.$A21]" office:value-type="currency" office:currency="EUR" office:value="67.125" calcext:value-type="currency">
            <text:p>67.13 $</text:p>
          </table:table-cell>
          <table:table-cell table:style-name="ce12" table:formula="of:=[.B21]*0.2" office:value-type="currency" office:currency="EUR" office:value="10" calcext:value-type="currency">
            <text:p>10.00 €</text:p>
          </table:table-cell>
          <table:table-cell table:style-name="ce13" table:formula="of:=[.C21]*0.2" office:value-type="currency" office:currency="EUR" office:value="13.425" calcext:value-type="currency">
            <text:p>13.43 $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1" office:value-type="string" calcext:value-type="string">
            <text:p>Kinder bis 6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/[.$A25]" office:value-type="currency" office:currency="EUR" office:value="8" calcext:value-type="currency">
            <text:p>8.00 €</text:p>
          </table:table-cell>
          <table:table-cell table:formula="of:=[.C$4]/[.$A25]" office:value-type="currency" office:currency="EUR" office:value="11" calcext:value-type="currency">
            <text:p>11.00 $</text:p>
          </table:table-cell>
          <table:table-cell table:style-name="ce12" table:formula="of:=[.B25]*0.2" office:value-type="currency" office:currency="EUR" office:value="1.6" calcext:value-type="currency">
            <text:p>1.60 €</text:p>
          </table:table-cell>
          <table:table-cell table:style-name="ce13" table:formula="of:=[.C25]*0.2" office:value-type="currency" office:currency="EUR" office:value="2.2" calcext:value-type="currency">
            <text:p>2.20 $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1" office:value-type="string" calcext:value-type="string">
            <text:p>Kinder bis 12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5]/[.$A28]" office:value-type="currency" office:currency="EUR" office:value="18" calcext:value-type="currency">
            <text:p>18.00 €</text:p>
          </table:table-cell>
          <table:table-cell table:formula="of:=[.C$5]/[.$A28]" office:value-type="currency" office:currency="EUR" office:value="24" calcext:value-type="currency">
            <text:p>24.00 $</text:p>
          </table:table-cell>
          <table:table-cell table:style-name="ce12" table:formula="of:=[.B28]*0.2" office:value-type="currency" office:currency="EUR" office:value="3.6" calcext:value-type="currency">
            <text:p>3.60 €</text:p>
          </table:table-cell>
          <table:table-cell table:style-name="ce13" table:formula="of:=[.C28]*0.2" office:value-type="currency" office:currency="EUR" office:value="4.8" calcext:value-type="currency">
            <text:p>4.80 $</text:p>
          </table:table-cell>
          <table:table-cell table:number-columns-repeated="4"/>
        </table:table-row>
        <table:table-row table:style-name="ro1" table:number-rows-repeated="6">
          <table:table-cell table:number-columns-repeated="3"/>
          <table:table-cell table:style-name="ce12"/>
          <table:table-cell table:style-name="ce13"/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style-name="ce13"/>
          <table:table-cell table:number-columns-repeated="4"/>
        </table:table-row>
      </table:table>
      <table:table table:name="TestValues" table:style-name="ta1">
        <office:forms form:automatic-focus="false" form:apply-design-mode="false"/>
        <table:table-column table:style-name="co4" table:default-cell-style-name="ce11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ce13"/>
        <table:table-column table:style-name="co3" table:default-cell-style-name="ce12"/>
        <table:table-column table:style-name="co3" table:default-cell-style-name="ce13"/>
        <table:table-column table:style-name="co3" table:default-cell-style-name="Default"/>
        <table:table-column table:style-name="co3" table:default-cell-style-name="ce13"/>
        <table:table-column table:style-name="co3" table:default-cell-style-name="ce12"/>
        <table:table-column table:style-name="co3" table:default-cell-style-name="ce13"/>
        <table:table-column table:style-name="co3" table:number-columns-repeated="40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971" table:default-cell-style-name="Default"/>
        <table:table-row table:style-name="ro1">
          <table:table-cell table:style-name="ce17"/>
          <table:table-cell table:style-name="ce17" office:value-type="string" calcext:value-type="string">
            <text:p>Nächte</text:p>
          </table:table-cell>
          <table:table-cell table:style-name="ce17" office:value-type="string" calcext:value-type="string">
            <text:p>Personen</text:p>
          </table:table-cell>
          <table:table-cell table:style-name="ce17" office:value-type="string" calcext:value-type="string">
            <text:p>Einzelpreis</text:p>
          </table:table-cell>
          <table:table-cell table:style-name="ce17"/>
          <table:table-cell table:style-name="ce22" office:value-type="string" calcext:value-type="string" table:number-columns-spanned="2" table:number-rows-spanned="1">
            <text:p>default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priced_as_2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travelers_count_spec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with_3_traveler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alternative_villa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custom_boat_price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custom_prices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changed_boat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last_minute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14_nights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high_season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high_season_50_percent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christmas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with_mandatory_boat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alternative_boat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with_optional_boat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change_spec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with_boat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with_boat_reversal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boat_inclusive_reversal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with_handling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with_boat_discounted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intervillas_discount</text:p>
          </table:table-cell>
          <table:covered-table-cell table:style-name="ce17"/>
          <table:table-cell table:style-name="ce22" office:value-type="string" calcext:value-type="string" table:number-columns-spanned="2" table:number-rows-spanned="1">
            <text:p>with_mandatory_boat_discounted</text:p>
          </table:table-cell>
          <table:covered-table-cell table:style-name="ce17"/>
          <table:table-cell table:style-name="ce25" table:number-columns-repeated="971"/>
        </table:table-row>
        <table:table-row table:style-name="ro1">
          <table:table-cell table:style-name="ce17" table:number-columns-repeated="5"/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17" office:value-type="string" calcext:value-type="string">
            <text:p>EUR</text:p>
          </table:table-cell>
          <table:table-cell table:style-name="ce17" office:value-type="string" calcext:value-type="string">
            <text:p>USD</text:p>
          </table:table-cell>
          <table:table-cell table:style-name="ce25" table:number-columns-repeated="971"/>
        </table:table-row>
        <table:table-row table:style-name="ro1">
          <table:table-cell office:value-type="string" calcext:value-type="string">
            <text:p>13 Tage 1 Boot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$SingleRatesBase.B$10]" office:value-type="currency" office:currency="EUR" office:value="23.23" calcext:value-type="currency">
            <text:p>23.23 €</text:p>
          </table:table-cell>
          <table:table-cell table:formula="of:=[$SingleRatesBase.C$10]" office:value-type="currency" office:currency="EUR" office:value="31" calcext:value-type="currency">
            <text:p>31.00 $</text:p>
          </table:table-cell>
          <table:table-cell table:formula="of:=[.$B3]*[.D3]" office:value-type="currency" office:currency="EUR" office:value="301.99" calcext:value-type="currency">
            <text:p>301.99 €</text:p>
          </table:table-cell>
          <table:table-cell table:formula="of:=[.$B3]*[.E3]" office:value-type="currency" office:currency="EUR" office:value="403" calcext:value-type="currency">
            <text:p>403.00 $</text:p>
          </table:table-cell>
          <table:table-cell/>
          <table:table-cell table:style-name="Default" table:number-columns-repeated="3"/>
          <table:table-cell table:number-columns-repeated="22"/>
          <table:table-cell table:style-name="ce12" table:formula="of:=[.B3]*50.01" office:value-type="currency" office:currency="EUR" office:value="650.13" calcext:value-type="currency">
            <text:p>650.13 €</text:p>
          </table:table-cell>
          <table:table-cell table:style-name="ce13" table:formula="of:=[.B3]*67" office:value-type="currency" office:currency="EUR" office:value="871" calcext:value-type="currency">
            <text:p>871.00 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12 Tage 1 Boot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$SingleRatesBase.B$10]" office:value-type="currency" office:currency="EUR" office:value="23.23" calcext:value-type="currency">
            <text:p>23.23 €</text:p>
          </table:table-cell>
          <table:table-cell table:formula="of:=[$SingleRatesBase.C$10]" office:value-type="currency" office:currency="EUR" office:value="31" calcext:value-type="currency">
            <text:p>31.00 $</text:p>
          </table:table-cell>
          <table:table-cell table:formula="of:=[.$B4]*[.D4]" office:value-type="currency" office:currency="EUR" office:value="278.76" calcext:value-type="currency">
            <text:p>278.76 €</text:p>
          </table:table-cell>
          <table:table-cell table:style-name="ce12" table:formula="of:=[.$B4]*[.E4]" office:value-type="currency" office:currency="EUR" office:value="372" calcext:value-type="currency">
            <text:p>372.00 €</text:p>
          </table:table-cell>
          <table:table-cell/>
          <table:table-cell table:style-name="Default" table:number-columns-repeated="3"/>
          <table:table-cell table:number-columns-repeated="22"/>
          <table:table-cell table:style-name="ce12"/>
          <table:table-cell table:style-name="ce13"/>
          <table:table-cell table:number-columns-repeated="989"/>
        </table:table-row>
        <table:table-row table:style-name="ro1">
          <table:table-cell office:value-type="string" calcext:value-type="string">
            <text:p>11 Tage 1 Boot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12"/>
          <table:table-cell/>
          <table:table-cell table:style-name="Default" table:number-columns-repeated="3"/>
          <table:table-cell table:number-columns-repeated="22"/>
          <table:table-cell table:style-name="ce12" table:formula="of:=[.B5]*50.01" office:value-type="currency" office:currency="EUR" office:value="550.11" calcext:value-type="currency">
            <text:p>550.11 €</text:p>
          </table:table-cell>
          <table:table-cell table:style-name="ce13" table:formula="of:=[.B5]*67" office:value-type="currency" office:currency="EUR" office:value="737" calcext:value-type="currency">
            <text:p>737.00 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6 Tage 1 Boot</text:p>
          </table:table-cell>
          <table:table-cell office:value-type="float" office:value="6" calcext:value-type="float">
            <text:p>6</text:p>
          </table:table-cell>
          <table:table-cell/>
          <table:table-cell table:formula="of:=[$SingleRatesBase.B$10]" office:value-type="currency" office:currency="EUR" office:value="23.23" calcext:value-type="currency">
            <text:p>23.23 €</text:p>
          </table:table-cell>
          <table:table-cell table:formula="of:=[$SingleRatesBase.C$10]" office:value-type="currency" office:currency="EUR" office:value="31" calcext:value-type="currency">
            <text:p>31.00 $</text:p>
          </table:table-cell>
          <table:table-cell table:formula="of:=[.$B6]*[.D6]" office:value-type="currency" office:currency="EUR" office:value="139.38" calcext:value-type="currency">
            <text:p>139.38 €</text:p>
          </table:table-cell>
          <table:table-cell table:style-name="ce12" table:formula="of:=[.$B6]*[.E6]" office:value-type="currency" office:currency="EUR" office:value="186" calcext:value-type="currency">
            <text:p>186.00 €</text:p>
          </table:table-cell>
          <table:table-cell/>
          <table:table-cell table:style-name="Default" table:number-columns-repeated="3"/>
          <table:table-cell table:number-columns-repeated="22"/>
          <table:table-cell table:style-name="ce12"/>
          <table:table-cell table:style-name="ce13"/>
          <table:table-cell table:number-columns-repeated="989"/>
        </table:table-row>
        <table:table-row table:style-name="ro1">
          <table:table-cell office:value-type="string" calcext:value-type="string">
            <text:p>10 Tage 1 + Weihnachten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D3]*0.2" office:value-type="currency" office:currency="EUR" office:value="4.646" calcext:value-type="currency">
            <text:p>4.65 €</text:p>
          </table:table-cell>
          <table:table-cell table:style-name="ce19" table:formula="of:=[.E3]*0.2" office:value-type="currency" office:currency="EUR" office:value="6.2" calcext:value-type="currency">
            <text:p>6.20 $</text:p>
          </table:table-cell>
          <table:table-cell table:formula="of:=[.$B7]*[.D7]" office:value-type="currency" office:currency="EUR" office:value="46.46" calcext:value-type="currency">
            <text:p>46.46 €</text:p>
          </table:table-cell>
          <table:table-cell table:style-name="ce19" table:formula="of:=[.$B7]*[.E7]" office:value-type="currency" office:currency="EUR" office:value="62" calcext:value-type="currency">
            <text:p>62.00 $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14 Nächte 2 Erwachsen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 [$SingleRatesBase.B$15]" office:value-type="currency" office:currency="EUR" office:value="80" calcext:value-type="currency">
            <text:p>80.00 €</text:p>
          </table:table-cell>
          <table:table-cell table:formula="of:= [$SingleRatesBase.C$15]" office:value-type="currency" office:currency="EUR" office:value="106.5" calcext:value-type="currency">
            <text:p>106.50 $</text:p>
          </table:table-cell>
          <table:table-cell table:formula="of:=[.$B8]*[.$C8]*[.D8]" office:value-type="currency" office:currency="EUR" office:value="2240" calcext:value-type="currency">
            <text:p>2,240.00 €</text:p>
          </table:table-cell>
          <table:table-cell table:formula="of:=[.$B8]*[.$C8]*[.E8]" office:value-type="currency" office:currency="EUR" office:value="2982" calcext:value-type="currency">
            <text:p>2,982.00 $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Nächte 1 weitere Person(en)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SingleRatesBase.B3]" office:value-type="currency" office:currency="EUR" office:value="40" calcext:value-type="currency">
            <text:p>40.00 €</text:p>
          </table:table-cell>
          <table:table-cell table:formula="of:=[$SingleRatesBase.C3]" office:value-type="currency" office:currency="EUR" office:value="54" calcext:value-type="currency">
            <text:p>54.00 $</text:p>
          </table:table-cell>
          <table:table-cell table:formula="of:=[.$B9]*[.$C9]*[.D9]" office:value-type="currency" office:currency="EUR" office:value="560" calcext:value-type="currency">
            <text:p>560.00 €</text:p>
          </table:table-cell>
          <table:table-cell table:formula="of:=[.$B9]*[.$C9]*[.E9]" office:value-type="currency" office:currency="EUR" office:value="756" calcext:value-type="currency">
            <text:p>756.00 $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 Nächte 1 Kinder bis 12 J.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SingleRatesBase.B5]" office:value-type="currency" office:currency="EUR" office:value="18" calcext:value-type="currency">
            <text:p>18.00 €</text:p>
          </table:table-cell>
          <table:table-cell table:formula="of:=[$SingleRatesBase.C5]" office:value-type="currency" office:currency="EUR" office:value="24" calcext:value-type="currency">
            <text:p>24.00 $</text:p>
          </table:table-cell>
          <table:table-cell table:formula="of:=[.$B10]*[.$C10]*[.D10]" office:value-type="currency" office:currency="EUR" office:value="252" calcext:value-type="currency">
            <text:p>252.00 €</text:p>
          </table:table-cell>
          <table:table-cell table:formula="of:=[.$B10]*[.$C10]*[.E10]" office:value-type="currency" office:currency="EUR" office:value="336" calcext:value-type="currency">
            <text:p>336.00 $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 Nächte 2 Erwachsen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 [$SingleRatesBase.B$15]" office:value-type="currency" office:currency="EUR" office:value="80" calcext:value-type="currency">
            <text:p>80.00 €</text:p>
          </table:table-cell>
          <table:table-cell table:formula="of:= [$SingleRatesBase.C$15]" office:value-type="currency" office:currency="EUR" office:value="106.5" calcext:value-type="currency">
            <text:p>106.50 $</text:p>
          </table:table-cell>
          <table:table-cell table:formula="of:=[.$B11]*[.$C11]*[.D11]" office:value-type="currency" office:currency="EUR" office:value="3200" calcext:value-type="currency">
            <text:p>3,200.00 €</text:p>
          </table:table-cell>
          <table:table-cell table:formula="of:=[.$B11]*[.$C11]*[.E11]" office:value-type="currency" office:currency="EUR" office:value="4260" calcext:value-type="currency">
            <text:p>4,260.00 $</text:p>
          </table:table-cell>
          <table:table-cell table:number-columns-repeated="8"/>
          <table:table-cell table:style-name="ce12"/>
          <table:table-cell table:style-name="ce13"/>
          <table:table-cell table:number-columns-repeated="1007"/>
        </table:table-row>
        <table:table-row table:style-name="ro1">
          <table:table-cell office:value-type="string" calcext:value-type="string">
            <text:p>20 Nächte Grundprei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 [$SingleRatesBase.B$2]" office:value-type="currency" office:currency="EUR" office:value="160" calcext:value-type="currency">
            <text:p>160.00 €</text:p>
          </table:table-cell>
          <table:table-cell table:formula="of:= [$SingleRatesBase.C$2]" office:value-type="currency" office:currency="EUR" office:value="213" calcext:value-type="currency">
            <text:p>213.00 $</text:p>
          </table:table-cell>
          <table:table-cell table:formula="of:=[.$B12]*[.$C12]*[.D12]" office:value-type="currency" office:currency="EUR" office:value="3200" calcext:value-type="currency">
            <text:p>3,200.00 €</text:p>
          </table:table-cell>
          <table:table-cell table:formula="of:=[.$B12]*[.$C12]*[.E12]" office:value-type="currency" office:currency="EUR" office:value="4260" calcext:value-type="currency">
            <text:p>4,260.00 $</text:p>
          </table:table-cell>
          <table:table-cell table:number-columns-repeated="8"/>
          <table:table-cell table:style-name="ce12"/>
          <table:table-cell table:style-name="ce13"/>
          <table:table-cell table:number-columns-repeated="1007"/>
        </table:table-row>
        <table:table-row table:style-name="ro1">
          <table:table-cell office:value-type="string" calcext:value-type="string">
            <text:p>11 Nächte 2 Erwachsen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 [$SingleRatesBase.B$15]" office:value-type="currency" office:currency="EUR" office:value="80" calcext:value-type="currency">
            <text:p>80.00 €</text:p>
          </table:table-cell>
          <table:table-cell table:formula="of:= [$SingleRatesBase.C$15]" office:value-type="currency" office:currency="EUR" office:value="106.5" calcext:value-type="currency">
            <text:p>106.50 $</text:p>
          </table:table-cell>
          <table:table-cell table:formula="of:=[.$B13]*[.$C13]*[.D13]" office:value-type="currency" office:currency="EUR" office:value="1760" calcext:value-type="currency">
            <text:p>1,760.00 €</text:p>
          </table:table-cell>
          <table:table-cell table:formula="of:=[.$B13]*[.$C13]*[.E13]" office:value-type="currency" office:currency="EUR" office:value="2343" calcext:value-type="currency">
            <text:p>2,343.00 $</text:p>
          </table:table-cell>
          <table:table-cell table:number-columns-repeated="8"/>
          <table:table-cell table:style-name="ce12"/>
          <table:table-cell table:style-name="ce13"/>
          <table:table-cell table:number-columns-repeated="1007"/>
        </table:table-row>
        <table:table-row table:style-name="ro1">
          <table:table-cell office:value-type="string" calcext:value-type="string">
            <text:p>7 Nächte 2 Erwachsen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 [$SingleRatesBase.B$15]" office:value-type="currency" office:currency="EUR" office:value="80" calcext:value-type="currency">
            <text:p>80.00 €</text:p>
          </table:table-cell>
          <table:table-cell table:formula="of:= [$SingleRatesBase.C$15]" office:value-type="currency" office:currency="EUR" office:value="106.5" calcext:value-type="currency">
            <text:p>106.50 $</text:p>
          </table:table-cell>
          <table:table-cell table:formula="of:=[.$B14]*[.$C14]*[.D14]" office:value-type="currency" office:currency="EUR" office:value="1120" calcext:value-type="currency">
            <text:p>1,120.00 €</text:p>
          </table:table-cell>
          <table:table-cell table:formula="of:=[.$B14]*[.$C14]*[.E14]" office:value-type="currency" office:currency="EUR" office:value="1491" calcext:value-type="currency">
            <text:p>1,491.00 $</text:p>
          </table:table-cell>
          <table:table-cell table:number-columns-repeated="4"/>
          <table:table-cell table:style-name="ce12" table:formula="of:=[.$B14]*[.$C14]*[$SingleRatesBase.B$16]" office:value-type="currency" office:currency="EUR" office:value="933.333333333333" calcext:value-type="currency">
            <text:p>933.33 €</text:p>
          </table:table-cell>
          <table:table-cell table:style-name="ce13" table:formula="of:=[.$B14]*[.$C14]*[$SingleRatesBase.C$16]" office:value-type="currency" office:currency="EUR" office:value="1246" calcext:value-type="currency">
            <text:p>1,246.00 $</text:p>
          </table:table-cell>
          <table:table-cell table:style-name="ce12" table:formula="of:= 14 * [$SingleRatesBase.B8]" office:value-type="currency" office:currency="EUR" office:value="749.42" calcext:value-type="currency">
            <text:p>749.42 €</text:p>
          </table:table-cell>
          <table:table-cell table:style-name="ce13" table:formula="of:= 14 * [$SingleRatesBase.C8]" office:value-type="currency" office:currency="EUR" office:value="1001" calcext:value-type="currency">
            <text:p>1,001.00 $</text:p>
          </table:table-cell>
          <table:table-cell table:style-name="ce12"/>
          <table:table-cell table:style-name="ce13"/>
          <table:table-cell table:style-name="ce12" table:formula="of:=14*99" office:value-type="currency" office:currency="EUR" office:value="1386" calcext:value-type="currency">
            <text:p>1,386.00 €</text:p>
          </table:table-cell>
          <table:table-cell table:style-name="ce13" table:formula="of:=14*99" office:value-type="currency" office:currency="EUR" office:value="1386" calcext:value-type="currency">
            <text:p>1,386.00 $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 Nächte 2 Erwachsen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 [$SingleRatesBase.B$15]" office:value-type="currency" office:currency="EUR" office:value="80" calcext:value-type="currency">
            <text:p>80.00 €</text:p>
          </table:table-cell>
          <table:table-cell table:formula="of:= [$SingleRatesBase.C$15]" office:value-type="currency" office:currency="EUR" office:value="106.5" calcext:value-type="currency">
            <text:p>106.50 $</text:p>
          </table:table-cell>
          <table:table-cell table:formula="of:=[.$B15]*[.$C15]*[.D15]" office:value-type="currency" office:currency="EUR" office:value="1280" calcext:value-type="currency">
            <text:p>1,280.00 €</text:p>
          </table:table-cell>
          <table:table-cell table:formula="of:=[.$B15]*[.$C15]*[.E15]" office:value-type="currency" office:currency="EUR" office:value="1704" calcext:value-type="currency">
            <text:p>1,704.00 $</text:p>
          </table:table-cell>
          <table:table-cell table:number-columns-repeated="4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0"/>
          <table:table-cell table:style-name="ce12" office:value-type="currency" office:currency="EUR" office:value="1584" calcext:value-type="currency">
            <text:p>1,584.00 €</text:p>
          </table:table-cell>
          <table:table-cell table:style-name="ce13" table:formula="of:=16*99" office:value-type="currency" office:currency="EUR" office:value="1584" calcext:value-type="currency">
            <text:p>1,584.00 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7 Nächte 4 Erwachsen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 [$SingleRatesBase.B$17]" office:value-type="currency" office:currency="EUR" office:value="60" calcext:value-type="currency">
            <text:p>60.00 €</text:p>
          </table:table-cell>
          <table:table-cell table:formula="of:= [$SingleRatesBase.C$17]" office:value-type="currency" office:currency="EUR" office:value="80.25" calcext:value-type="currency">
            <text:p>80.25 $</text:p>
          </table:table-cell>
          <table:table-cell table:formula="of:=[.$B16]*[.$C16]*[.D16]" office:value-type="currency" office:currency="EUR" office:value="1680" calcext:value-type="currency">
            <text:p>1,680.00 €</text:p>
          </table:table-cell>
          <table:table-cell table:formula="of:=[.$B16]*[.$C16]*[.E16]" office:value-type="currency" office:currency="EUR" office:value="2247" calcext:value-type="currency">
            <text:p>2,247.00 $</text:p>
          </table:table-cell>
          <table:table-cell table:style-name="ce12" table:formula="of:=[.$B16]*[.$C16]*[$SingleRatesBase.B$15]" office:value-type="currency" office:currency="EUR" office:value="2240" calcext:value-type="currency">
            <text:p>2,240.00 €</text:p>
          </table:table-cell>
          <table:table-cell table:formula="of:=[.$B16]*[.$C16]*[$SingleRatesBase.C$15]" office:value-type="currency" office:currency="EUR" office:value="2982" calcext:value-type="currency">
            <text:p>2,982.00 $</text:p>
          </table:table-cell>
          <table:table-cell table:number-columns-repeated="6"/>
          <table:table-cell table:style-name="ce12"/>
          <table:table-cell table:style-name="ce13"/>
          <table:table-cell table:number-columns-repeated="20"/>
          <table:table-cell table:style-name="ce12"/>
          <table:table-cell table:style-name="ce13"/>
          <table:table-cell table:number-columns-repeated="985"/>
        </table:table-row>
        <table:table-row table:style-name="ro1">
          <table:table-cell office:value-type="string" calcext:value-type="string">
            <text:p>7 Nächte 2 Kinder bis 6 J.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$SingleRatesBase.B$25]" office:value-type="currency" office:currency="EUR" office:value="8" calcext:value-type="currency">
            <text:p>8.00 €</text:p>
          </table:table-cell>
          <table:table-cell table:formula="of:=[$SingleRatesBase.C$25]" office:value-type="currency" office:currency="EUR" office:value="11" calcext:value-type="currency">
            <text:p>11.00 $</text:p>
          </table:table-cell>
          <table:table-cell table:formula="of:=[.$B17]*[.$C17]*[.D17]" office:value-type="currency" office:currency="EUR" office:value="112" calcext:value-type="currency">
            <text:p>112.00 €</text:p>
          </table:table-cell>
          <table:table-cell table:formula="of:=[.$B17]*[.$C17]*[.E17]" office:value-type="currency" office:currency="EUR" office:value="154" calcext:value-type="currency">
            <text:p>154.00 $</text:p>
          </table:table-cell>
          <table:table-cell table:number-columns-repeated="8"/>
          <table:table-cell table:style-name="ce12"/>
          <table:table-cell table:style-name="ce13"/>
          <table:table-cell table:number-columns-repeated="20"/>
          <table:table-cell table:style-name="ce12"/>
          <table:table-cell table:style-name="ce13"/>
          <table:table-cell table:number-columns-repeated="12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7 Nächte 2 Kinder bis 12 J.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$SingleRatesBase.B$28]" office:value-type="currency" office:currency="EUR" office:value="18" calcext:value-type="currency">
            <text:p>18.00 €</text:p>
          </table:table-cell>
          <table:table-cell table:formula="of:=[$SingleRatesBase.C$28]" office:value-type="currency" office:currency="EUR" office:value="24" calcext:value-type="currency">
            <text:p>24.00 $</text:p>
          </table:table-cell>
          <table:table-cell table:formula="of:=[.$B18]*[.$C18]*[.D18]" office:value-type="currency" office:currency="EUR" office:value="252" calcext:value-type="currency">
            <text:p>252.00 €</text:p>
          </table:table-cell>
          <table:table-cell table:formula="of:=[.$B18]*[.$C18]*[.E18]" office:value-type="currency" office:currency="EUR" office:value="336" calcext:value-type="currency">
            <text:p>336.00 $</text:p>
          </table:table-cell>
          <table:table-cell table:number-columns-repeated="8"/>
          <table:table-cell table:style-name="ce12"/>
          <table:table-cell table:style-name="ce13"/>
          <table:table-cell table:number-columns-repeated="6"/>
          <table:table-cell table:style-name="ce12" table:number-columns-repeated="3"/>
          <table:table-cell table:number-columns-repeated="11"/>
          <table:table-cell table:style-name="ce12"/>
          <table:table-cell table:style-name="ce13"/>
          <table:table-cell table:number-columns-repeated="4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Mietpreis</text:p>
          </table:table-cell>
          <table:table-cell table:number-columns-repeated="2"/>
          <table:table-cell table:style-name="Default"/>
          <table:table-cell/>
          <table:table-cell table:formula="of:=[.F14]" office:value-type="currency" office:currency="EUR" office:value="1120" calcext:value-type="currency">
            <text:p>1,120.00 €</text:p>
          </table:table-cell>
          <table:table-cell table:formula="of:=[.G14]" office:value-type="currency" office:currency="EUR" office:value="1491" calcext:value-type="currency">
            <text:p>1,491.00 $</text:p>
          </table:table-cell>
          <table:table-cell table:number-columns-repeated="2"/>
          <table:table-cell office:value-type="currency" office:currency="EUR" office:value="2044" calcext:value-type="currency">
            <text:p>2,044.00 €</text:p>
          </table:table-cell>
          <table:table-cell office:value-type="currency" office:currency="EUR" office:value="2737" calcext:value-type="currency">
            <text:p>2,737.00 $</text:p>
          </table:table-cell>
          <table:table-cell table:number-columns-repeated="2"/>
          <table:table-cell table:style-name="ce12" table:formula="of:=[.N14]" office:value-type="currency" office:currency="EUR" office:value="749.42" calcext:value-type="currency">
            <text:p>749.42 €</text:p>
          </table:table-cell>
          <table:table-cell table:style-name="ce13" table:formula="of:=[.O14]" office:value-type="currency" office:currency="EUR" office:value="1001" calcext:value-type="currency">
            <text:p>1,001.00 $</text:p>
          </table:table-cell>
          <table:table-cell table:style-name="ce12" table:formula="of:=[.F14]+[.P24]" office:value-type="currency" office:currency="EUR" office:value="1920" calcext:value-type="currency">
            <text:p>1,920.00 €</text:p>
          </table:table-cell>
          <table:table-cell table:style-name="ce13" table:formula="of:=[.G14]+[.Q24]" office:value-type="currency" office:currency="EUR" office:value="2291" calcext:value-type="currency">
            <text:p>2,291.00 $</text:p>
          </table:table-cell>
          <table:table-cell table:style-name="ce12" table:formula="of:=[.R14]" office:value-type="currency" office:currency="EUR" office:value="1386" calcext:value-type="currency">
            <text:p>1,386.00 €</text:p>
          </table:table-cell>
          <table:table-cell table:style-name="ce13" table:formula="of:=[.S14]" office:value-type="currency" office:currency="EUR" office:value="1386" calcext:value-type="currency">
            <text:p>1,386.00 $</text:p>
          </table:table-cell>
          <table:table-cell table:number-columns-repeated="2"/>
          <table:table-cell table:style-name="ce12"/>
          <table:table-cell/>
          <table:table-cell table:style-name="ce12" table:formula="of:=[.F$43]" office:value-type="currency" office:currency="EUR" office:value="2240" calcext:value-type="currency">
            <text:p>2,240.00 €</text:p>
          </table:table-cell>
          <table:table-cell table:style-name="ce13" table:formula="of:=[.G$43]" office:value-type="currency" office:currency="EUR" office:value="2982" calcext:value-type="currency">
            <text:p>2,982.00 $</text:p>
          </table:table-cell>
          <table:table-cell table:style-name="ce12" table:formula="of:=[.F$43]+[.F$44]" office:value-type="currency" office:currency="EUR" office:value="2688" calcext:value-type="currency">
            <text:p>2,688.00 €</text:p>
          </table:table-cell>
          <table:table-cell table:style-name="ce13" table:formula="of:=[.G$43]+[.G$44]" office:value-type="currency" office:currency="EUR" office:value="3578.4" calcext:value-type="currency">
            <text:p>3,578.40 $</text:p>
          </table:table-cell>
          <table:table-cell table:style-name="ce13" table:number-columns-repeated="2"/>
          <table:table-cell table:number-columns-repeated="2"/>
          <table:table-cell table:style-name="ce12" table:formula="of:=[.AF20]-[.F22]-[.F25]" office:value-type="currency" office:currency="EUR" office:value="1120" calcext:value-type="currency">
            <text:p>1,120.00 €</text:p>
          </table:table-cell>
          <table:table-cell table:style-name="ce13" table:formula="of:=[.AG20]-[.G22]-[.G25]" office:value-type="currency" office:currency="EUR" office:value="1491" calcext:value-type="currency">
            <text:p>1,491.00 $</text:p>
          </table:table-cell>
          <table:table-cell table:number-columns-repeated="2"/>
          <table:table-cell table:style-name="ce12" table:formula="of:=[.F8]+[.F3]" office:value-type="currency" office:currency="EUR" office:value="2541.99" calcext:value-type="currency">
            <text:p>2,541.99 €</text:p>
          </table:table-cell>
          <table:table-cell table:style-name="ce13" table:formula="of:=[.G8]+[.G3]" office:value-type="currency" office:currency="EUR" office:value="3385" calcext:value-type="currency">
            <text:p>3,385.00 $</text:p>
          </table:table-cell>
          <table:table-cell table:style-name="ce12" table:formula="of:=[.AL15]" office:value-type="currency" office:currency="EUR" office:value="1584" calcext:value-type="currency">
            <text:p>1,584.00 €</text:p>
          </table:table-cell>
          <table:table-cell table:style-name="ce13" table:formula="of:=[.AM15]" office:value-type="currency" office:currency="EUR" office:value="1584" calcext:value-type="currency">
            <text:p>1,584.00 $</text:p>
          </table:table-cell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Mietkosten</text:p>
          </table:table-cell>
          <table:table-cell table:number-columns-repeated="2"/>
          <table:table-cell table:style-name="Default"/>
          <table:table-cell/>
          <table:table-cell table:formula="of:=[.F19]+[.F22]" office:value-type="currency" office:currency="EUR" office:value="1162.42" calcext:value-type="currency">
            <text:p>1,162.42 €</text:p>
          </table:table-cell>
          <table:table-cell table:formula="of:=[.G19]+[.G22]" office:value-type="currency" office:currency="EUR" office:value="1548" calcext:value-type="currency">
            <text:p>1,548.00 $</text:p>
          </table:table-cell>
          <table:table-cell table:number-columns-repeated="2"/>
          <table:table-cell office:value-type="currency" office:currency="EUR" office:value="2086.42" calcext:value-type="currency">
            <text:p>2,086.42 €</text:p>
          </table:table-cell>
          <table:table-cell office:value-type="currency" office:currency="EUR" office:value="2794" calcext:value-type="currency">
            <text:p>2,794.00 $</text:p>
          </table:table-cell>
          <table:table-cell table:number-columns-repeated="2"/>
          <table:table-cell table:style-name="ce12" table:formula="of:=[.N19]+[.$F22]" office:value-type="currency" office:currency="EUR" office:value="791.84" calcext:value-type="currency">
            <text:p>791.84 €</text:p>
          </table:table-cell>
          <table:table-cell table:style-name="ce13" table:formula="of:=[.O19]+[.$G22]" office:value-type="currency" office:currency="EUR" office:value="1058" calcext:value-type="currency">
            <text:p>1,058.00 $</text:p>
          </table:table-cell>
          <table:table-cell table:style-name="ce12" table:formula="of:=[.P19]+[.$F22]+[.P25]" office:value-type="currency" office:currency="EUR" office:value="2262.42" calcext:value-type="currency">
            <text:p>2,262.42 €</text:p>
          </table:table-cell>
          <table:table-cell table:style-name="ce13" table:formula="of:=[.Q19]+[.$G22]+[.Q25]" office:value-type="currency" office:currency="EUR" office:value="2648" calcext:value-type="currency">
            <text:p>2,648.00 $</text:p>
          </table:table-cell>
          <table:table-cell table:style-name="ce12" table:formula="of:=[.R19]+[.$F22]+[.F27]" office:value-type="currency" office:currency="EUR" office:value="1478.42" calcext:value-type="currency">
            <text:p>1,478.42 €</text:p>
          </table:table-cell>
          <table:table-cell table:style-name="ce13" table:formula="of:=[.S19]+[.$G22]+[.G27]" office:value-type="currency" office:currency="EUR" office:value="1493" calcext:value-type="currency">
            <text:p>1,493.00 $</text:p>
          </table:table-cell>
          <table:table-cell table:style-name="ce12" table:formula="of:=[.P19]+[.$F22]+[.T25]" office:value-type="currency" office:currency="EUR" office:value="1962.42" calcext:value-type="currency">
            <text:p>1,962.42 €</text:p>
          </table:table-cell>
          <table:table-cell table:style-name="ce12" table:formula="of:=[.Q19]+[.$G22]+[.U25]" office:value-type="currency" office:currency="EUR" office:value="2348" calcext:value-type="currency">
            <text:p>2,348.00 €</text:p>
          </table:table-cell>
          <table:table-cell table:style-name="ce12" table:formula="of:=[.$F$11]+[.F$22]+[.F$28]" office:value-type="currency" office:currency="EUR" office:value="3082.42" calcext:value-type="currency">
            <text:p>3,082.42 €</text:p>
          </table:table-cell>
          <table:table-cell table:style-name="ce12" table:formula="of:=[.G11]+[.G22]+[.G28]" office:value-type="currency" office:currency="EUR" office:value="4104" calcext:value-type="currency">
            <text:p>4,104.00 €</text:p>
          </table:table-cell>
          <table:table-cell table:style-name="ce12" table:formula="of:=[.F$43]+[.F$22]" office:value-type="currency" office:currency="EUR" office:value="2282.42" calcext:value-type="currency">
            <text:p>2,282.42 €</text:p>
          </table:table-cell>
          <table:table-cell table:style-name="ce13" table:formula="of:=[.G$43]+[.G$22]" office:value-type="currency" office:currency="EUR" office:value="3039" calcext:value-type="currency">
            <text:p>3,039.00 $</text:p>
          </table:table-cell>
          <table:table-cell table:style-name="ce12" table:formula="of:=[.F$43]+[.F$44]+[.F$22]" office:value-type="currency" office:currency="EUR" office:value="2730.42" calcext:value-type="currency">
            <text:p>2,730.42 €</text:p>
          </table:table-cell>
          <table:table-cell table:style-name="ce13" table:formula="of:=[.G$43]+[.G$44]+[.G$22]" office:value-type="currency" office:currency="EUR" office:value="3635.4" calcext:value-type="currency">
            <text:p>3,635.40 $</text:p>
          </table:table-cell>
          <table:table-cell table:style-name="ce13" table:number-columns-repeated="2"/>
          <table:table-cell table:style-name="ce12" table:formula="of:=[.$F8]+[.$F32]+[.$F22]" office:value-type="currency" office:currency="EUR" office:value="2602.42" calcext:value-type="currency">
            <text:p>2,602.42 €</text:p>
          </table:table-cell>
          <table:table-cell table:style-name="ce13" table:formula="of:=[.$G8]+[.$G32]+[.$G22]" office:value-type="currency" office:currency="EUR" office:value="3465" calcext:value-type="currency">
            <text:p>3,465.00 $</text:p>
          </table:table-cell>
          <table:table-cell table:style-name="ce12" office:value-type="currency" office:currency="EUR" office:value="1312.42" calcext:value-type="currency">
            <text:p>1,312.42 €</text:p>
          </table:table-cell>
          <table:table-cell table:style-name="ce13" office:value-type="currency" office:currency="EUR" office:value="1748" calcext:value-type="currency">
            <text:p>1,748.00 $</text:p>
          </table:table-cell>
          <table:table-cell table:style-name="ce12" table:number-columns-repeated="2"/>
          <table:table-cell table:style-name="ce12" table:formula="of:=[.AJ19]+[.F22]+[.F25]" office:value-type="currency" office:currency="EUR" office:value="2734.41" calcext:value-type="currency">
            <text:p>2,734.41 €</text:p>
          </table:table-cell>
          <table:table-cell table:style-name="ce13" table:formula="of:=[.AK19]+[.G22]+[.G25]" office:value-type="currency" office:currency="EUR" office:value="3642" calcext:value-type="currency">
            <text:p>3,642.00 $</text:p>
          </table:table-cell>
          <table:table-cell table:style-name="ce12" office:value-type="currency" office:currency="EUR" office:value="1626.42" calcext:value-type="currency">
            <text:p>1,626.42 €</text:p>
          </table:table-cell>
          <table:table-cell table:style-name="ce13" table:formula="of:=[.AM19]+[.G22]" office:value-type="currency" office:currency="EUR" office:value="1641" calcext:value-type="currency">
            <text:p>1,641.00 $</text:p>
          </table:table-cell>
          <table:table-cell table:style-name="ce12" table:formula="of:=[.F14]+[.F6]+[.F22]+[.F25]" office:value-type="currency" office:currency="EUR" office:value="1451.8" calcext:value-type="currency">
            <text:p>1,451.80 €</text:p>
          </table:table-cell>
          <table:table-cell table:style-name="ce13" table:formula="of:=[.G14]+[.G6]+[.G22]+[.G25]" office:value-type="currency" office:currency="EUR" office:value="1934" calcext:value-type="currency">
            <text:p>1,934.00 $</text:p>
          </table:table-cell>
          <table:table-cell table:style-name="ce12" table:formula="of:=[.AN20]+50" office:value-type="currency" office:currency="EUR" office:value="1501.8" calcext:value-type="currency">
            <text:p>1,501.80 €</text:p>
          </table:table-cell>
          <table:table-cell table:style-name="ce13" table:formula="of:=[.AO20]+50" office:value-type="currency" office:currency="EUR" office:value="1984" calcext:value-type="currency">
            <text:p>1,984.00 $</text:p>
          </table:table-cell>
          <table:table-cell table:style-name="ce12" table:formula="of:=[.AF20]+100" office:value-type="currency" office:currency="EUR" office:value="1412.42" calcext:value-type="currency">
            <text:p>1,412.42 €</text:p>
          </table:table-cell>
          <table:table-cell table:style-name="ce13" table:formula="of:=[.AG20]+100" office:value-type="currency" office:currency="EUR" office:value="1848" calcext:value-type="currency">
            <text:p>1,848.00 $</text:p>
          </table:table-cell>
          <table:table-cell table:style-name="ce12" table:formula="of:=[.F20]+50" office:value-type="currency" office:currency="EUR" office:value="1212.42" calcext:value-type="currency">
            <text:p>1,212.42 €</text:p>
          </table:table-cell>
          <table:table-cell table:style-name="ce13" table:formula="of:=[.G20]+50" office:value-type="currency" office:currency="EUR" office:value="1598" calcext:value-type="currency">
            <text:p>1,598.00 $</text:p>
          </table:table-cell>
          <table:table-cell table:style-name="ce12" table:formula="of:=[.AN20]-50" office:value-type="currency" office:currency="EUR" office:value="1401.8" calcext:value-type="currency">
            <text:p>1,401.80 €</text:p>
          </table:table-cell>
          <table:table-cell table:style-name="ce13" table:formula="of:=[.AO20]-50" office:value-type="currency" office:currency="EUR" office:value="1884" calcext:value-type="currency">
            <text:p>1,884.00 $</text:p>
          </table:table-cell>
          <table:table-cell table:style-name="ce12"/>
          <table:table-cell table:style-name="ce13"/>
          <table:table-cell table:style-name="ce12" table:formula="of:=[.AF20]-100" office:value-type="currency" office:currency="EUR" office:value="1212.42" calcext:value-type="currency">
            <text:p>1,212.42 €</text:p>
          </table:table-cell>
          <table:table-cell table:style-name="ce13" table:formula="of:=[.AG20]-100" office:value-type="currency" office:currency="EUR" office:value="1648" calcext:value-type="currency">
            <text:p>1,648.00 $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Mietkosten inkl. Kaution</text:p>
          </table:table-cell>
          <table:table-cell table:number-columns-repeated="2"/>
          <table:table-cell table:style-name="Default"/>
          <table:table-cell/>
          <table:table-cell table:formula="of:=[.F20]+[.F23]" office:value-type="currency" office:currency="EUR" office:value="1204.84" calcext:value-type="currency">
            <text:p>1,204.84 €</text:p>
          </table:table-cell>
          <table:table-cell table:formula="of:=[.G20]+[.G23]" office:value-type="currency" office:currency="EUR" office:value="1605" calcext:value-type="currency">
            <text:p>1,605.00 $</text:p>
          </table:table-cell>
          <table:table-cell table:number-columns-repeated="2"/>
          <table:table-cell office:value-type="currency" office:currency="EUR" office:value="2128.84" calcext:value-type="currency">
            <text:p>2,128.84 €</text:p>
          </table:table-cell>
          <table:table-cell office:value-type="currency" office:currency="EUR" office:value="2851" calcext:value-type="currency">
            <text:p>2,851.00 $</text:p>
          </table:table-cell>
          <table:table-cell table:number-columns-repeated="2"/>
          <table:table-cell table:style-name="ce12" table:formula="of:=[.N20]+[.$F23]" office:value-type="currency" office:currency="EUR" office:value="834.26" calcext:value-type="currency">
            <text:p>834.26 €</text:p>
          </table:table-cell>
          <table:table-cell table:style-name="ce13" table:formula="of:=[.O20]+[.$G23]" office:value-type="currency" office:currency="EUR" office:value="1115" calcext:value-type="currency">
            <text:p>1,115.00 $</text:p>
          </table:table-cell>
          <table:table-cell table:style-name="ce12" table:formula="of:=[.P20]+[.$F23]+[.P26]" office:value-type="currency" office:currency="EUR" office:value="2704.84" calcext:value-type="currency">
            <text:p>2,704.84 €</text:p>
          </table:table-cell>
          <table:table-cell table:style-name="ce13" table:formula="of:=[.Q20]+[.$G23]+[.Q26]" office:value-type="currency" office:currency="EUR" office:value="3105" calcext:value-type="currency">
            <text:p>3,105.00 $</text:p>
          </table:table-cell>
          <table:table-cell table:style-name="ce12" table:formula="of:=[.R20]+[.$F23]" office:value-type="currency" office:currency="EUR" office:value="1520.84" calcext:value-type="currency">
            <text:p>1,520.84 €</text:p>
          </table:table-cell>
          <table:table-cell table:style-name="ce13" table:formula="of:=[.S20]+[.$G23]" office:value-type="currency" office:currency="EUR" office:value="1550" calcext:value-type="currency">
            <text:p>1,550.00 $</text:p>
          </table:table-cell>
          <table:table-cell table:style-name="ce12" table:formula="of:=[.T20]+[.$F23]+[.P26]" office:value-type="currency" office:currency="EUR" office:value="2404.84" calcext:value-type="currency">
            <text:p>2,404.84 €</text:p>
          </table:table-cell>
          <table:table-cell table:style-name="ce13" table:formula="of:=[.U20]+[.$G23]+[.Q26]" office:value-type="currency" office:currency="EUR" office:value="2805" calcext:value-type="currency">
            <text:p>2,805.00 $</text:p>
          </table:table-cell>
          <table:table-cell table:style-name="ce12" table:formula="of:=[.$F$11]+[.$F$23]+[.F$22]+[.F$28]" office:value-type="currency" office:currency="EUR" office:value="3124.84" calcext:value-type="currency">
            <text:p>3,124.84 €</text:p>
          </table:table-cell>
          <table:table-cell table:style-name="ce13" table:formula="of:=[.G11]+[.$G23]+[.G22]+[.G28]" office:value-type="currency" office:currency="EUR" office:value="4161" calcext:value-type="currency">
            <text:p>4,161.00 $</text:p>
          </table:table-cell>
          <table:table-cell table:style-name="ce12" table:formula="of:=[.X20]+[.F23]" office:value-type="currency" office:currency="EUR" office:value="2324.84" calcext:value-type="currency">
            <text:p>2,324.84 €</text:p>
          </table:table-cell>
          <table:table-cell table:style-name="ce13" table:formula="of:=[.Y20]+[.$G$23]" office:value-type="currency" office:currency="EUR" office:value="3096" calcext:value-type="currency">
            <text:p>3,096.00 $</text:p>
          </table:table-cell>
          <table:table-cell table:style-name="ce13" table:formula="of:=[.Z20]+[.$F$23]" office:value-type="currency" office:currency="EUR" office:value="2772.84" calcext:value-type="currency">
            <text:p>2,772.84 $</text:p>
          </table:table-cell>
          <table:table-cell table:style-name="ce13" table:formula="of:=[.AA20]+[.$G$23]" office:value-type="currency" office:currency="EUR" office:value="3692.4" calcext:value-type="currency">
            <text:p>3,692.40 $</text:p>
          </table:table-cell>
          <table:table-cell table:style-name="ce13" table:number-columns-repeated="2"/>
          <table:table-cell table:number-columns-repeated="6"/>
          <table:table-cell table:style-name="ce12" table:formula="of:=[.AJ20]+[.F23]+[.F26]" office:value-type="currency" office:currency="EUR" office:value="3676.83" calcext:value-type="currency">
            <text:p>3,676.83 €</text:p>
          </table:table-cell>
          <table:table-cell table:style-name="ce13" table:formula="of:=[.AK20]+[.G23]+[.G26]" office:value-type="currency" office:currency="EUR" office:value="4894" calcext:value-type="currency">
            <text:p>4,894.00 $</text:p>
          </table:table-cell>
          <table:table-cell table:style-name="ce12" office:value-type="currency" office:currency="EUR" office:value="1668.84" calcext:value-type="currency">
            <text:p>1,668.84 €</text:p>
          </table:table-cell>
          <table:table-cell table:style-name="ce13" table:formula="of:=[.AM20]+[.G23]" office:value-type="currency" office:currency="EUR" office:value="1698" calcext:value-type="currency">
            <text:p>1,698.00 $</text:p>
          </table:table-cell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Endreinigung</text:p>
          </table:table-cell>
          <table:table-cell table:number-columns-repeated="2"/>
          <table:table-cell table:style-name="Default"/>
          <table:table-cell/>
          <table:table-cell office:value-type="currency" office:currency="EUR" office:value="42.42" calcext:value-type="currency">
            <text:p>42.42 €</text:p>
          </table:table-cell>
          <table:table-cell office:value-type="currency" office:currency="EUR" office:value="57" calcext:value-type="currency">
            <text:p>57.00 $</text:p>
          </table:table-cell>
          <table:table-cell table:number-columns-repeated="8"/>
          <table:table-cell table:style-name="ce12"/>
          <table:table-cell table:style-name="ce13"/>
          <table:table-cell table:number-columns-repeated="18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Haus-Kaution</text:p>
          </table:table-cell>
          <table:table-cell table:number-columns-repeated="2"/>
          <table:table-cell table:style-name="Default"/>
          <table:table-cell/>
          <table:table-cell office:value-type="currency" office:currency="EUR" office:value="42.42" calcext:value-type="currency">
            <text:p>42.42 €</text:p>
          </table:table-cell>
          <table:table-cell office:value-type="currency" office:currency="EUR" office:value="57" calcext:value-type="currency">
            <text:p>57.00 $</text:p>
          </table:table-cell>
          <table:table-cell table:number-columns-repeated="8"/>
          <table:table-cell table:style-name="ce12"/>
          <table:table-cell table:style-name="ce13"/>
          <table:table-cell table:number-columns-repeated="20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4 Tage 1 Boot</text:p>
          </table:table-cell>
          <table:table-cell office:value-type="float" office:value="4" calcext:value-type="float">
            <text:p>4</text:p>
          </table:table-cell>
          <table:table-cell/>
          <table:table-cell table:formula="of:=[$SingleRatesBase.B$10]" office:value-type="currency" office:currency="EUR" office:value="23.23" calcext:value-type="currency">
            <text:p>23.23 €</text:p>
          </table:table-cell>
          <table:table-cell table:formula="of:=[$SingleRatesBase.C$10]" office:value-type="currency" office:currency="EUR" office:value="31" calcext:value-type="currency">
            <text:p>31.00 $</text:p>
          </table:table-cell>
          <table:table-cell table:formula="of:=[.$B24]*[.D24]" office:value-type="currency" office:currency="EUR" office:value="92.92" calcext:value-type="currency">
            <text:p>92.92 €</text:p>
          </table:table-cell>
          <table:table-cell table:style-name="ce12" table:formula="of:=[.$B24]*[.E24]" office:value-type="currency" office:currency="EUR" office:value="124" calcext:value-type="currency">
            <text:p>124.00 €</text:p>
          </table:table-cell>
          <table:table-cell table:number-columns-repeated="8"/>
          <table:table-cell table:style-name="ce12" office:value-type="currency" office:currency="EUR" office:value="800" calcext:value-type="currency">
            <text:p>800.00 €</text:p>
          </table:table-cell>
          <table:table-cell table:style-name="ce13" office:value-type="currency" office:currency="EUR" office:value="800" calcext:value-type="currency">
            <text:p>800.00 $</text:p>
          </table:table-cell>
          <table:table-cell table:number-columns-repeated="24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Boot-Anlieferung</text:p>
          </table:table-cell>
          <table:table-cell table:number-columns-repeated="2"/>
          <table:table-cell table:style-name="Default"/>
          <table:table-cell/>
          <table:table-cell office:value-type="currency" office:currency="EUR" office:value="150" calcext:value-type="currency">
            <text:p>150.00 €</text:p>
          </table:table-cell>
          <table:table-cell office:value-type="currency" office:currency="EUR" office:value="200" calcext:value-type="currency">
            <text:p>200.00 $</text:p>
          </table:table-cell>
          <table:table-cell table:number-columns-repeated="8"/>
          <table:table-cell table:style-name="ce12" office:value-type="currency" office:currency="EUR" office:value="300" calcext:value-type="currency">
            <text:p>300.00 €</text:p>
          </table:table-cell>
          <table:table-cell table:style-name="ce13" office:value-type="currency" office:currency="EUR" office:value="300" calcext:value-type="currency">
            <text:p>300.00 $</text:p>
          </table:table-cell>
          <table:table-cell table:number-columns-repeated="2"/>
          <table:table-cell table:style-name="ce12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$</text:p>
          </table:table-cell>
          <table:table-cell table:number-columns-repeated="10"/>
          <table:table-cell table:style-name="ce12"/>
          <table:table-cell table:style-name="ce13"/>
          <table:table-cell table:style-name="ce12" office:value-type="currency" office:currency="EUR" office:value="40" calcext:value-type="currency">
            <text:p>40.00 €</text:p>
          </table:table-cell>
          <table:table-cell table:style-name="ce13" office:value-type="currency" office:currency="EUR" office:value="54" calcext:value-type="currency">
            <text:p>54.00 $</text:p>
          </table:table-cell>
          <table:table-cell table:number-columns-repeated="6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Boot-Kaution</text:p>
          </table:table-cell>
          <table:table-cell table:number-columns-repeated="2"/>
          <table:table-cell table:style-name="Default"/>
          <table:table-cell/>
          <table:table-cell office:value-type="currency" office:currency="EUR" office:value="900" calcext:value-type="currency">
            <text:p>900.00 €</text:p>
          </table:table-cell>
          <table:table-cell office:value-type="currency" office:currency="EUR" office:value="1195" calcext:value-type="currency">
            <text:p>1,195.00 $</text:p>
          </table:table-cell>
          <table:table-cell table:number-columns-repeated="8"/>
          <table:table-cell table:style-name="ce12" office:value-type="currency" office:currency="EUR" office:value="400" calcext:value-type="currency">
            <text:p>400.00 €</text:p>
          </table:table-cell>
          <table:table-cell table:style-name="ce13" office:value-type="currency" office:currency="EUR" office:value="400" calcext:value-type="currency">
            <text:p>400.00 $</text:p>
          </table:table-cell>
          <table:table-cell table:number-columns-repeated="24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Bearbeitungsgebühr</text:p>
          </table:table-cell>
          <table:table-cell table:number-columns-repeated="2"/>
          <table:table-cell table:style-name="Default"/>
          <table:table-cell/>
          <table:table-cell office:value-type="currency" office:currency="EUR" office:value="50" calcext:value-type="currency">
            <text:p>50.00 €</text:p>
          </table:table-cell>
          <table:table-cell office:value-type="currency" office:currency="EUR" office:value="50" calcext:value-type="currency">
            <text:p>50.00 $</text:p>
          </table:table-cell>
          <table:table-cell table:number-columns-repeated="8"/>
          <table:table-cell table:style-name="ce12"/>
          <table:table-cell table:style-name="ce13"/>
          <table:table-cell table:number-columns-repeated="24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10 Nächte 2 - Last Minut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$SingleRatesBase.B11]" office:value-type="currency" office:currency="EUR" office:value="-8" calcext:value-type="currency">
            <text:p>-8.00 €</text:p>
          </table:table-cell>
          <table:table-cell table:style-name="ce19" table:formula="of:=[$SingleRatesBase.C11]" office:value-type="currency" office:currency="EUR" office:value="-10.65" calcext:value-type="currency">
            <text:p>-10.65 $</text:p>
          </table:table-cell>
          <table:table-cell table:formula="of:=[.$B28]*[.$C28]*[.D28]" office:value-type="currency" office:currency="EUR" office:value="-160" calcext:value-type="currency">
            <text:p>-160.00 €</text:p>
          </table:table-cell>
          <table:table-cell table:style-name="ce19" table:formula="of:=[.$B28]*[.$C28]*[.E28]" office:value-type="currency" office:currency="EUR" office:value="-213" calcext:value-type="currency">
            <text:p>-213.00 $</text:p>
          </table:table-cell>
          <table:table-cell table:number-columns-repeated="8"/>
          <table:table-cell table:style-name="ce12"/>
          <table:table-cell table:style-name="ce13"/>
          <table:table-cell table:number-columns-repeated="24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10 Nächte - Last Minut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SingleRatesBase.B2] * 0.1 * -1" office:value-type="currency" office:currency="EUR" office:value="-16" calcext:value-type="currency">
            <text:p>-16.00 €</text:p>
          </table:table-cell>
          <table:table-cell table:style-name="ce12" table:formula="of:=[$SingleRatesBase.C2] * 0.1 * -1" office:value-type="currency" office:currency="EUR" office:value="-21.3" calcext:value-type="currency">
            <text:p>-21.30 €</text:p>
          </table:table-cell>
          <table:table-cell table:formula="of:=[.$B29]*[.$C29]*[.D29]" office:value-type="currency" office:currency="EUR" office:value="-160" calcext:value-type="currency">
            <text:p>-160.00 €</text:p>
          </table:table-cell>
          <table:table-cell table:style-name="ce19" table:formula="of:=[.$B29]*[.$C29]*[.E29]" office:value-type="currency" office:currency="EUR" office:value="-213" calcext:value-type="currency">
            <text:p>-213.00 $</text:p>
          </table:table-cell>
          <table:table-cell table:number-columns-repeated="8"/>
          <table:table-cell table:style-name="ce12"/>
          <table:table-cell table:style-name="ce13"/>
          <table:table-cell table:number-columns-repeated="24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table:style-name="ce16" office:value-type="string" calcext:value-type="string">
            <text:p>20 Nächte 2 + Hochsaison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$SingleRatesBase.B15] * 0.2" office:value-type="currency" office:currency="EUR" office:value="16" calcext:value-type="currency">
            <text:p>16.00 €</text:p>
          </table:table-cell>
          <table:table-cell table:formula="of:=[$SingleRatesBase.C15] * 0.2" office:value-type="currency" office:currency="EUR" office:value="21.3" calcext:value-type="currency">
            <text:p>21.30 $</text:p>
          </table:table-cell>
          <table:table-cell table:formula="of:=[.$B30]*[.$C30]*[.D30]" office:value-type="currency" office:currency="EUR" office:value="640" calcext:value-type="currency">
            <text:p>640.00 €</text:p>
          </table:table-cell>
          <table:table-cell table:formula="of:=[.$B30]*[.$C30]*[.E30]" office:value-type="currency" office:currency="EUR" office:value="852" calcext:value-type="currency">
            <text:p>852.00 $</text:p>
          </table:table-cell>
          <table:table-cell table:number-columns-repeated="34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table:style-name="ce16" office:value-type="string" calcext:value-type="string">
            <text:p>7 Nächte 2 + Hochsais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$SingleRatesBase.B15] * 0.2" office:value-type="currency" office:currency="EUR" office:value="16" calcext:value-type="currency">
            <text:p>16.00 €</text:p>
          </table:table-cell>
          <table:table-cell table:formula="of:=[$SingleRatesBase.C15] * 0.2" office:value-type="currency" office:currency="EUR" office:value="21.3" calcext:value-type="currency">
            <text:p>21.30 $</text:p>
          </table:table-cell>
          <table:table-cell table:formula="of:=[.$B31]*[.$C31]*[.D31]" office:value-type="currency" office:currency="EUR" office:value="224" calcext:value-type="currency">
            <text:p>224.00 €</text:p>
          </table:table-cell>
          <table:table-cell table:formula="of:=[.$B31]*[.$C31]*[.E31]" office:value-type="currency" office:currency="EUR" office:value="298.2" calcext:value-type="currency">
            <text:p>298.20 $</text:p>
          </table:table-cell>
          <table:table-cell table:number-columns-repeated="34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10 Nächte + Weihnacht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SingleRatesBase.B$2]* 0.2" office:value-type="currency" office:currency="EUR" office:value="32" calcext:value-type="currency">
            <text:p>32.00 €</text:p>
          </table:table-cell>
          <table:table-cell table:style-name="ce12" table:formula="of:=[$SingleRatesBase.C$2]* 0.2" office:value-type="currency" office:currency="EUR" office:value="42.6" calcext:value-type="currency">
            <text:p>42.60 €</text:p>
          </table:table-cell>
          <table:table-cell table:formula="of:=[.$B32]*[.$C32]*[.D32]" office:value-type="currency" office:currency="EUR" office:value="320" calcext:value-type="currency">
            <text:p>320.00 €</text:p>
          </table:table-cell>
          <table:table-cell table:formula="of:=[.$B32]*[.$C32]*[.E32]" office:value-type="currency" office:currency="EUR" office:value="426" calcext:value-type="currency">
            <text:p>426.00 $</text:p>
          </table:table-cell>
          <table:table-cell table:number-columns-repeated="34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Rent house</text:p>
          </table:table-cell>
          <table:table-cell table:number-columns-repeated="2"/>
          <table:table-cell table:style-name="Default"/>
          <table:table-cell/>
          <table:table-cell table:formula="of:=[.F14]" office:value-type="currency" office:currency="EUR" office:value="1120" calcext:value-type="currency">
            <text:p>1,120.00 €</text:p>
          </table:table-cell>
          <table:table-cell office:value-type="currency" office:currency="EUR" office:value="1491" calcext:value-type="currency">
            <text:p>1,491.00 $</text:p>
          </table:table-cell>
          <table:table-cell table:number-columns-repeated="34"/>
          <table:table-cell table:style-name="ce12" table:formula="of:=[.F19]+50" office:value-type="currency" office:currency="EUR" office:value="1170" calcext:value-type="currency">
            <text:p>1,170.00 €</text:p>
          </table:table-cell>
          <table:table-cell table:style-name="ce13" office:value-type="currency" office:currency="EUR" office:value="1541" calcext:value-type="currency">
            <text:p>1,541.00 $</text:p>
          </table:table-cell>
          <table:table-cell table:style-name="ce12" office:value-type="currency" office:currency="EUR" office:value="732" calcext:value-type="currency">
            <text:p>732.00 €</text:p>
          </table:table-cell>
          <table:table-cell table:style-name="ce13" office:value-type="currency" office:currency="EUR" office:value="954.6" calcext:value-type="currency">
            <text:p>954.60 $</text:p>
          </table:table-cell>
          <table:table-cell table:number-columns-repeated="2"/>
          <table:table-cell table:style-name="ce12" table:formula="of:=[.F19]-50" office:value-type="currency" office:currency="EUR" office:value="1070" calcext:value-type="currency">
            <text:p>1,070.00 €</text:p>
          </table:table-cell>
          <table:table-cell table:style-name="ce13" office:value-type="currency" office:currency="EUR" office:value="1441" calcext:value-type="currency">
            <text:p>1,441.00 $</text:p>
          </table:table-cell>
          <table:table-cell table:style-name="ce12"/>
          <table:table-cell table:style-name="ce13"/>
          <table:table-cell table:style-name="ce12" table:formula="of:=[.AF19]*0.6-60" office:value-type="currency" office:currency="EUR" office:value="612" calcext:value-type="currency">
            <text:p>612.00 €</text:p>
          </table:table-cell>
          <table:table-cell table:style-name="ce13" office:value-type="currency" office:currency="EUR" office:value="834.6" calcext:value-type="currency">
            <text:p>834.60 $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Rent boat</text:p>
          </table:table-cell>
          <table:table-cell table:number-columns-repeated="2"/>
          <table:table-cell table:style-name="Default"/>
          <table:table-cell/>
          <table:table-cell table:formula="of:=[.F6]" office:value-type="currency" office:currency="EUR" office:value="139.38" calcext:value-type="currency">
            <text:p>139.38 €</text:p>
          </table:table-cell>
          <table:table-cell table:formula="of:=[.G6]" office:value-type="currency" office:currency="EUR" office:value="186" calcext:value-type="currency">
            <text:p>186.00 $</text:p>
          </table:table-cell>
          <table:table-cell table:number-columns-repeated="34"/>
          <table:table-cell table:style-name="ce12" table:formula="of:=[.F6]+50" office:value-type="currency" office:currency="EUR" office:value="189.38" calcext:value-type="currency">
            <text:p>189.38 €</text:p>
          </table:table-cell>
          <table:table-cell table:style-name="ce13" table:formula="of:=[.G6]+50" office:value-type="currency" office:currency="EUR" office:value="236" calcext:value-type="currency">
            <text:p>236.00 $</text:p>
          </table:table-cell>
          <table:table-cell table:style-name="ce12" office:value-type="currency" office:currency="EUR" office:value="488" calcext:value-type="currency">
            <text:p>488.00 €</text:p>
          </table:table-cell>
          <table:table-cell table:style-name="ce13" office:value-type="currency" office:currency="EUR" office:value="636.4" calcext:value-type="currency">
            <text:p>636.40 $</text:p>
          </table:table-cell>
          <table:table-cell table:number-columns-repeated="2"/>
          <table:table-cell table:style-name="ce12" table:formula="of:=[.F6]-50" office:value-type="currency" office:currency="EUR" office:value="89.38" calcext:value-type="currency">
            <text:p>89.38 €</text:p>
          </table:table-cell>
          <table:table-cell table:style-name="ce13" table:formula="of:=[.G6]-50" office:value-type="currency" office:currency="EUR" office:value="136" calcext:value-type="currency">
            <text:p>136.00 $</text:p>
          </table:table-cell>
          <table:table-cell table:style-name="ce12"/>
          <table:table-cell table:style-name="ce13"/>
          <table:table-cell table:style-name="ce12" table:formula="of:=[.AF19]*0.4-40" office:value-type="currency" office:currency="EUR" office:value="408" calcext:value-type="currency">
            <text:p>408.00 €</text:p>
          </table:table-cell>
          <table:table-cell table:style-name="ce13" office:value-type="currency" office:currency="EUR" office:value="556.4" calcext:value-type="currency">
            <text:p>556.40 $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Repeater Discount</text:p>
          </table:table-cell>
          <table:table-cell table:number-columns-repeated="2"/>
          <table:table-cell table:style-name="Default"/>
          <table:table-cell/>
          <table:table-cell office:value-type="currency" office:currency="EUR" office:value="50" calcext:value-type="currency">
            <text:p>50.00 €</text:p>
          </table:table-cell>
          <table:table-cell office:value-type="currency" office:currency="EUR" office:value="50" calcext:value-type="currency">
            <text:p>50.00 $</text:p>
          </table:table-cell>
          <table:table-cell table:number-columns-repeated="34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Payout</text:p>
          </table:table-cell>
          <table:table-cell table:number-columns-repeated="2"/>
          <table:table-cell table:style-name="Default"/>
          <table:table-cell/>
          <table:table-cell table:formula="of:=[.$B36]*[.$C36]*[.D36]" office:value-type="currency" office:currency="EUR" office:value="0" calcext:value-type="currency">
            <text:p>0.00 €</text:p>
          </table:table-cell>
          <table:table-cell table:formula="of:=[.$B36]*[.$C36]*[.E36]" office:value-type="currency" office:currency="EUR" office:value="0" calcext:value-type="currency">
            <text:p>0.00 $</text:p>
          </table:table-cell>
          <table:table-cell table:number-columns-repeated="34"/>
          <table:table-cell table:style-name="ce12"/>
          <table:table-cell table:style-name="ce13"/>
          <table:table-cell table:style-name="ce12"/>
          <table:table-cell table:style-name="ce13"/>
          <table:table-cell table:number-columns-repeated="2"/>
          <table:table-cell table:style-name="ce12"/>
          <table:table-cell table:style-name="ce13"/>
          <table:table-cell table:style-name="ce12" office:value-type="currency" office:currency="EUR" office:value="1159.73" calcext:value-type="currency">
            <text:p>1,159.73 €</text:p>
          </table:table-cell>
          <table:table-cell table:style-name="ce13" office:value-type="currency" office:currency="EUR" office:value="1561.63" calcext:value-type="currency">
            <text:p>1,561.63 $</text:p>
          </table:table-cell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Energiekosten pro kWh</text:p>
          </table:table-cell>
          <table:table-cell table:number-columns-repeated="2"/>
          <table:table-cell table:style-name="Default"/>
          <table:table-cell/>
          <table:table-cell office:value-type="currency" office:currency="EUR" office:value="0.12" calcext:value-type="currency">
            <text:p>0.12 €</text:p>
          </table:table-cell>
          <table:table-cell office:value-type="currency" office:currency="EUR" office:value="0.16" calcext:value-type="currency">
            <text:p>0.16 $</text:p>
          </table:table-cell>
          <table:table-cell table:number-columns-repeated="34"/>
          <table:table-cell table:style-name="ce12"/>
          <table:table-cell table:style-name="ce13"/>
          <table:table-cell table:number-columns-repeated="4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number-columns-repeated="971"/>
        </table:table-row>
        <table:table-row table:style-name="ro1">
          <table:table-cell office:value-type="string" calcext:value-type="string">
            <text:p>7 Nächte Grundpreis</text:p>
          </table:table-cell>
          <table:table-cell office:value-type="float" office:value="7" calcext:value-type="float">
            <text:p>7</text:p>
          </table:table-cell>
          <table:table-cell/>
          <table:table-cell table:formula="of:=[$SingleRatesBase.B2]" office:value-type="currency" office:currency="EUR" office:value="160" calcext:value-type="currency">
            <text:p>160.00 €</text:p>
          </table:table-cell>
          <table:table-cell table:formula="of:=[$SingleRatesBase.C2]" office:value-type="currency" office:currency="EUR" office:value="213" calcext:value-type="currency">
            <text:p>213.00 $</text:p>
          </table:table-cell>
          <table:table-cell table:formula="of:=[.$B38]*[.D38]" office:value-type="currency" office:currency="EUR" office:value="1120" calcext:value-type="currency">
            <text:p>1,120.00 €</text:p>
          </table:table-cell>
          <table:table-cell table:formula="of:=[.$B38]*[.E38]" office:value-type="currency" office:currency="EUR" office:value="1491" calcext:value-type="currency">
            <text:p>1,491.00 $</text:p>
          </table:table-cell>
          <table:table-cell/>
          <table:table-cell table:style-name="Default" table:number-columns-repeated="3"/>
          <table:table-cell table:number-columns-repeated="2"/>
          <table:table-cell table:style-name="ce12" table:formula="of:=[.$B38]*[$SingleRatesBase.B9]" office:value-type="currency" office:currency="EUR" office:value="749.42" calcext:value-type="currency">
            <text:p>749.42 €</text:p>
          </table:table-cell>
          <table:table-cell table:style-name="ce12" table:formula="of:=[.$B38]*[$SingleRatesBase.C9]" office:value-type="currency" office:currency="EUR" office:value="1001" calcext:value-type="currency">
            <text:p>1,001.00 €</text:p>
          </table:table-cell>
          <table:table-cell table:number-columns-repeated="2"/>
          <table:table-cell table:formula="of:=[.B38]*198" office:value-type="float" office:value="1386" calcext:value-type="float">
            <text:p>1386</text:p>
          </table:table-cell>
          <table:table-cell table:formula="of:=7*198" office:value-type="float" office:value="1386" calcext:value-type="float">
            <text:p>13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 Nächte Grundpreis</text:p>
          </table:table-cell>
          <table:table-cell office:value-type="float" office:value="8" calcext:value-type="float">
            <text:p>8</text:p>
          </table:table-cell>
          <table:table-cell/>
          <table:table-cell table:formula="of:=[$SingleRatesBase.B$2]" office:value-type="currency" office:currency="EUR" office:value="160" calcext:value-type="currency">
            <text:p>160.00 €</text:p>
          </table:table-cell>
          <table:table-cell table:style-name="ce12" table:formula="of:=[$SingleRatesBase.C$2]" office:value-type="currency" office:currency="EUR" office:value="213" calcext:value-type="currency">
            <text:p>213.00 €</text:p>
          </table:table-cell>
          <table:table-cell table:formula="of:=[.$B39]*[.D39]" office:value-type="currency" office:currency="EUR" office:value="1280" calcext:value-type="currency">
            <text:p>1,280.00 €</text:p>
          </table:table-cell>
          <table:table-cell table:formula="of:=[.$B39]*[.E39]" office:value-type="currency" office:currency="EUR" office:value="1704" calcext:value-type="currency">
            <text:p>1,704.00 $</text:p>
          </table:table-cell>
          <table:table-cell/>
          <table:table-cell table:style-name="Default" table:number-columns-repeated="3"/>
          <table:table-cell table:number-columns-repeated="2"/>
          <table:table-cell table:style-name="ce12" table:number-columns-repeated="2"/>
          <table:table-cell table:number-columns-repeated="22"/>
          <table:table-cell table:style-name="ce12" table:formula="of:=[.B39]*198" office:value-type="currency" office:currency="EUR" office:value="1584" calcext:value-type="currency">
            <text:p>1,584.00 €</text:p>
          </table:table-cell>
          <table:table-cell table:style-name="ce13" table:formula="of:=[.B39]*198" office:value-type="currency" office:currency="EUR" office:value="1584" calcext:value-type="currency">
            <text:p>1,584.00 $</text:p>
          </table:table-cell>
          <table:table-cell table:number-columns-repeated="985"/>
        </table:table-row>
        <table:table-row table:style-name="ro1">
          <table:table-cell table:style-name="ce18" office:value-type="string" calcext:value-type="string">
            <text:p>7 Nächte 2 weitere Person(en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$SingleRatesBase.B3]" office:value-type="currency" office:currency="EUR" office:value="40" calcext:value-type="currency">
            <text:p>40.00 €</text:p>
          </table:table-cell>
          <table:table-cell table:formula="of:=[$SingleRatesBase.C3]" office:value-type="currency" office:currency="EUR" office:value="54" calcext:value-type="currency">
            <text:p>54.00 $</text:p>
          </table:table-cell>
          <table:table-cell table:formula="of:=[.$B40]*[.C40]*[.D40]" office:value-type="currency" office:currency="EUR" office:value="560" calcext:value-type="currency">
            <text:p>560.00 €</text:p>
          </table:table-cell>
          <table:table-cell table:formula="of:=[.$B40]*[.C40]*[.E40]" office:value-type="currency" office:currency="EUR" office:value="756" calcext:value-type="currency">
            <text:p>756.00 $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7 Nächte 1 weitere Person(en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$SingleRatesBase.$B$3]" office:value-type="currency" office:currency="EUR" office:value="40" calcext:value-type="currency">
            <text:p>40.00 €</text:p>
          </table:table-cell>
          <table:table-cell table:formula="of:=[$SingleRatesBase.$C$3]" office:value-type="currency" office:currency="EUR" office:value="54" calcext:value-type="currency">
            <text:p>54.00 $</text:p>
          </table:table-cell>
          <table:table-cell table:formula="of:=[.$B41]*[.C41]*[.D41]" office:value-type="currency" office:currency="EUR" office:value="280" calcext:value-type="currency">
            <text:p>280.00 €</text:p>
          </table:table-cell>
          <table:table-cell table:formula="of:=[.$B41]*[.C41]*[.E41]" office:value-type="currency" office:currency="EUR" office:value="378" calcext:value-type="currency">
            <text:p>378.00 $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11 Nächte Grundpreis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$SingleRatesBase.B2]" office:value-type="currency" office:currency="EUR" office:value="160" calcext:value-type="currency">
            <text:p>160.00 €</text:p>
          </table:table-cell>
          <table:table-cell table:formula="of:=[$SingleRatesBase.C2]" office:value-type="currency" office:currency="EUR" office:value="213" calcext:value-type="currency">
            <text:p>213.00 $</text:p>
          </table:table-cell>
          <table:table-cell table:formula="of:=[.$B42]*[.D42]" office:value-type="currency" office:currency="EUR" office:value="1760" calcext:value-type="currency">
            <text:p>1,760.00 €</text:p>
          </table:table-cell>
          <table:table-cell table:formula="of:=[.$B42]*[.E42]" office:value-type="currency" office:currency="EUR" office:value="2343" calcext:value-type="currency">
            <text:p>2,343.00 $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14 Nächte Grundpreis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$SingleRatesBase.$B$2]" office:value-type="currency" office:currency="EUR" office:value="160" calcext:value-type="currency">
            <text:p>160.00 €</text:p>
          </table:table-cell>
          <table:table-cell table:formula="of:=[$SingleRatesBase.$C$2]" office:value-type="currency" office:currency="EUR" office:value="213" calcext:value-type="currency">
            <text:p>213.00 $</text:p>
          </table:table-cell>
          <table:table-cell table:formula="of:=[.$B43]*[.D43]" office:value-type="currency" office:currency="EUR" office:value="2240" calcext:value-type="currency">
            <text:p>2,240.00 €</text:p>
          </table:table-cell>
          <table:table-cell table:formula="of:=[.$B43]*[.E43]" office:value-type="currency" office:currency="EUR" office:value="2982" calcext:value-type="currency">
            <text:p>2,982.00 $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14 Nächte + Hochsaison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$SingleRatesBase.$B$2] * 0.2" office:value-type="currency" office:currency="EUR" office:value="32" calcext:value-type="currency">
            <text:p>32.00 €</text:p>
          </table:table-cell>
          <table:table-cell table:formula="of:=[$SingleRatesBase.$C$2]*0.2" office:value-type="currency" office:currency="EUR" office:value="42.6" calcext:value-type="currency">
            <text:p>42.60 $</text:p>
          </table:table-cell>
          <table:table-cell table:formula="of:=[.$B44]*[.D44]" office:value-type="currency" office:currency="EUR" office:value="448" calcext:value-type="currency">
            <text:p>448.00 €</text:p>
          </table:table-cell>
          <table:table-cell table:formula="of:=[.$B44]*[.E44]" office:value-type="currency" office:currency="EUR" office:value="596.4" calcext:value-type="currency">
            <text:p>596.40 $</text:p>
          </table:table-cell>
          <table:table-cell/>
          <table:table-cell table:style-name="Default" table:number-columns-repeated="3"/>
          <table:table-cell table:number-columns-repeated="16"/>
          <table:table-cell table:style-name="ce12" table:formula="of:=[.$B$44]*[$SingleRatesBase.B2]*0.5" office:value-type="currency" office:currency="EUR" office:value="1120" calcext:value-type="currency">
            <text:p>1,120.00 €</text:p>
          </table:table-cell>
          <table:table-cell table:style-name="ce12" table:formula="of:=[.$B$44]*[$SingleRatesBase.C2]*0.5" office:value-type="currency" office:currency="EUR" office:value="1491" calcext:value-type="currency">
            <text:p>1,491.00 €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4 Nächte 2 + Hochsaison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$SingleRatesBase.$B$15] * 0.2" office:value-type="currency" office:currency="EUR" office:value="16" calcext:value-type="currency">
            <text:p>16.00 €</text:p>
          </table:table-cell>
          <table:table-cell table:formula="of:=[$SingleRatesBase.$C$15]*0.2" office:value-type="currency" office:currency="EUR" office:value="21.3" calcext:value-type="currency">
            <text:p>21.30 $</text:p>
          </table:table-cell>
          <table:table-cell table:formula="of:=[.$B45]*[.D45]*[.C45]" office:value-type="currency" office:currency="EUR" office:value="448" calcext:value-type="currency">
            <text:p>448.00 €</text:p>
          </table:table-cell>
          <table:table-cell table:formula="of:=[.$B45]*[.E45]*[.C45]" office:value-type="currency" office:currency="EUR" office:value="596.4" calcext:value-type="currency">
            <text:p>596.40 $</text:p>
          </table:table-cell>
          <table:table-cell/>
          <table:table-cell table:style-name="Default" table:number-columns-repeated="3"/>
          <table:table-cell table:number-columns-repeated="16"/>
          <table:table-cell table:style-name="ce12" table:formula="of:=[.$B$45]*[.$C$45]*[$SingleRatesBase.B15]*0.5" office:value-type="currency" office:currency="EUR" office:value="1120" calcext:value-type="currency">
            <text:p>1,120.00 €</text:p>
          </table:table-cell>
          <table:table-cell table:style-name="ce12" table:formula="of:=[.$B$45]*[.$C$45]*[$SingleRatesBase.C15]*0.5" office:value-type="currency" office:currency="EUR" office:value="1491" calcext:value-type="currency">
            <text:p>1,491.00 €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3 Nächte + Hochsaison</text:p>
          </table:table-cell>
          <table:table-cell office:value-type="float" office:value="3" calcext:value-type="float">
            <text:p>3</text:p>
          </table:table-cell>
          <table:table-cell/>
          <table:table-cell table:formula="of:=[$SingleRatesBase.$B$2] * 0.2" office:value-type="currency" office:currency="EUR" office:value="32" calcext:value-type="currency">
            <text:p>32.00 €</text:p>
          </table:table-cell>
          <table:table-cell table:formula="of:=[$SingleRatesBase.$C$2]*0.2" office:value-type="currency" office:currency="EUR" office:value="42.6" calcext:value-type="currency">
            <text:p>42.60 $</text:p>
          </table:table-cell>
          <table:table-cell table:formula="of:=[.$B46]*[.D46]" office:value-type="currency" office:currency="EUR" office:value="96" calcext:value-type="currency">
            <text:p>96.00 €</text:p>
          </table:table-cell>
          <table:table-cell table:formula="of:=[.$B46]*[.E46]" office:value-type="currency" office:currency="EUR" office:value="127.8" calcext:value-type="currency">
            <text:p>127.80 $</text:p>
          </table:table-cell>
          <table:table-cell/>
          <table:table-cell table:style-name="Default" table:number-columns-repeated="3"/>
          <table:table-cell table:number-columns-repeated="16"/>
          <table:table-cell table:style-name="ce12" table:number-columns-repeated="2"/>
          <table:table-cell table:number-columns-repeated="995"/>
        </table:table-row>
        <table:table-row table:style-name="ro1">
          <table:table-cell office:value-type="string" calcext:value-type="string">
            <text:p>3 Nächte 2 + Hochsa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$SingleRatesBase.$B$15] * 0.2" office:value-type="currency" office:currency="EUR" office:value="16" calcext:value-type="currency">
            <text:p>16.00 €</text:p>
          </table:table-cell>
          <table:table-cell table:formula="of:=[$SingleRatesBase.$C$15]*0.2" office:value-type="currency" office:currency="EUR" office:value="21.3" calcext:value-type="currency">
            <text:p>21.30 $</text:p>
          </table:table-cell>
          <table:table-cell table:formula="of:=[.$B47]*[.D47]*[.C47]" office:value-type="currency" office:currency="EUR" office:value="96" calcext:value-type="currency">
            <text:p>96.00 €</text:p>
          </table:table-cell>
          <table:table-cell table:formula="of:=[.$B47]*[.E47]*[.C47]" office:value-type="currency" office:currency="EUR" office:value="127.8" calcext:value-type="currency">
            <text:p>127.80 $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2 Nächte Grundpreis für 2 Pers.</text:p>
          </table:table-cell>
          <table:table-cell office:value-type="float" office:value="2" calcext:value-type="float">
            <text:p>2</text:p>
          </table:table-cell>
          <table:table-cell/>
          <table:table-cell table:formula="of:=[$SingleRatesBase.$B$2]" office:value-type="currency" office:currency="EUR" office:value="160" calcext:value-type="currency">
            <text:p>160.00 €</text:p>
          </table:table-cell>
          <table:table-cell table:formula="of:=[$SingleRatesBase.$C$2]" office:value-type="currency" office:currency="EUR" office:value="213" calcext:value-type="currency">
            <text:p>213.00 $</text:p>
          </table:table-cell>
          <table:table-cell table:formula="of:=[.$B48]*[.D48]" office:value-type="currency" office:currency="EUR" office:value="320" calcext:value-type="currency">
            <text:p>320.00 €</text:p>
          </table:table-cell>
          <table:table-cell table:formula="of:=[.$B48]*[.E48]" office:value-type="currency" office:currency="EUR" office:value="426" calcext:value-type="currency">
            <text:p>426.00 $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2 Nächte 1 weitere Person(en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$SingleRatesBase.$B$3]" office:value-type="currency" office:currency="EUR" office:value="40" calcext:value-type="currency">
            <text:p>40.00 €</text:p>
          </table:table-cell>
          <table:table-cell table:formula="of:=[$SingleRatesBase.$C$3]" office:value-type="currency" office:currency="EUR" office:value="54" calcext:value-type="currency">
            <text:p>54.00 $</text:p>
          </table:table-cell>
          <table:table-cell table:formula="of:=[.$B49]*[.C49]*[.D49]" office:value-type="currency" office:currency="EUR" office:value="80" calcext:value-type="currency">
            <text:p>80.00 €</text:p>
          </table:table-cell>
          <table:table-cell table:formula="of:=[.$B49]*[.C49]*[.E49]" office:value-type="currency" office:currency="EUR" office:value="108" calcext:value-type="currency">
            <text:p>108.00 $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3 Nächte Grundpreis für 2 Pers.</text:p>
          </table:table-cell>
          <table:table-cell office:value-type="float" office:value="3" calcext:value-type="float">
            <text:p>3</text:p>
          </table:table-cell>
          <table:table-cell/>
          <table:table-cell table:formula="of:=[$SingleRatesBase.$B$2]" office:value-type="currency" office:currency="EUR" office:value="160" calcext:value-type="currency">
            <text:p>160.00 €</text:p>
          </table:table-cell>
          <table:table-cell table:formula="of:=[$SingleRatesBase.$C$2]" office:value-type="currency" office:currency="EUR" office:value="213" calcext:value-type="currency">
            <text:p>213.00 $</text:p>
          </table:table-cell>
          <table:table-cell table:formula="of:=[.$B50]*[.D50]" office:value-type="currency" office:currency="EUR" office:value="480" calcext:value-type="currency">
            <text:p>480.00 €</text:p>
          </table:table-cell>
          <table:table-cell table:formula="of:=[.$B50]*[.E50]" office:value-type="currency" office:currency="EUR" office:value="639" calcext:value-type="currency">
            <text:p>639.00 $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3 Nächte 2 weitere Person(en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$SingleRatesBase.$B$3]" office:value-type="currency" office:currency="EUR" office:value="40" calcext:value-type="currency">
            <text:p>40.00 €</text:p>
          </table:table-cell>
          <table:table-cell table:formula="of:=[$SingleRatesBase.$C$3]" office:value-type="currency" office:currency="EUR" office:value="54" calcext:value-type="currency">
            <text:p>54.00 $</text:p>
          </table:table-cell>
          <table:table-cell table:formula="of:=[.$B51]*[.C51]*[.D51]" office:value-type="currency" office:currency="EUR" office:value="240" calcext:value-type="currency">
            <text:p>240.00 €</text:p>
          </table:table-cell>
          <table:table-cell table:formula="of:=[.$B51]*[.C51]*[.E51]" office:value-type="currency" office:currency="EUR" office:value="324" calcext:value-type="currency">
            <text:p>324.00 $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3"/>
        </table:table-row>
      </table:table>
      <table:table table:name="ChangingTotal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ce12"/>
        <table:table-column table:style-name="co3" table:default-cell-style-name="ce13"/>
        <table:table-column table:style-name="co3" table:default-cell-style-name="ce12"/>
        <table:table-column table:style-name="co3" table:default-cell-style-name="ce13"/>
        <table:table-column table:style-name="co3" table:default-cell-style-name="ce12"/>
        <table:table-column table:style-name="co3" table:default-cell-style-name="ce13"/>
        <table:table-column table:style-name="co3" table:default-cell-style-name="ce12"/>
        <table:table-column table:style-name="co3" table:default-cell-style-name="ce13"/>
        <table:table-column table:style-name="co3" table:default-cell-style-name="ce12"/>
        <table:table-column table:style-name="co3" table:default-cell-style-name="ce13"/>
        <table:table-column table:style-name="co3" table:default-cell-style-name="ce12"/>
        <table:table-column table:style-name="co3" table:default-cell-style-name="ce13"/>
        <table:table-row table:style-name="ro1">
          <table:table-cell table:number-columns-repeated="5"/>
          <table:table-cell table:style-name="Default" office:value-type="string" calcext:value-type="string" table:number-columns-spanned="6" table:number-rows-spanned="1">
            <text:p>default</text:p>
          </table:table-cell>
          <table:covered-table-cell table:number-columns-repeated="5" table:style-name="Default"/>
          <table:table-cell table:style-name="Default" office:value-type="string" calcext:value-type="string" table:number-columns-spanned="6" table:number-rows-spanned="1">
            <text:p>other</text:p>
          </table:table-cell>
          <table:covered-table-cell table:number-columns-repeated="5" table:style-name="Default"/>
        </table:table-row>
        <table:table-row table:style-name="ro1">
          <table:table-cell/>
          <table:table-cell office:value-type="string" calcext:value-type="string">
            <text:p>nights</text:p>
          </table:table-cell>
          <table:table-cell office:value-type="string" calcext:value-type="string">
            <text:p>people</text:p>
          </table:table-cell>
          <table:table-cell table:number-columns-repeated="2"/>
          <table:table-cell table:style-name="Default" office:value-type="string" calcext:value-type="string" table:number-columns-spanned="2" table:number-rows-spanned="1">
            <text:p>from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to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normal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from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to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normal</text:p>
          </table:table-cell>
          <table:covered-table-cell table:style-name="Default"/>
        </table:table-row>
        <table:table-row table:style-name="ro1">
          <table:table-cell table:number-columns-repeated="5"/>
          <table:table-cell table:style-name="ce27" office:value-type="string" calcext:value-type="string">
            <text:p>EUR</text:p>
          </table:table-cell>
          <table:table-cell table:style-name="Default" office:value-type="string" calcext:value-type="string">
            <text:p>USD</text:p>
          </table:table-cell>
          <table:table-cell table:style-name="ce27" office:value-type="string" calcext:value-type="string">
            <text:p>EUR</text:p>
          </table:table-cell>
          <table:table-cell table:style-name="Default" office:value-type="string" calcext:value-type="string">
            <text:p>USD</text:p>
          </table:table-cell>
          <table:table-cell table:style-name="ce27" office:value-type="string" calcext:value-type="string">
            <text:p>EUR</text:p>
          </table:table-cell>
          <table:table-cell table:style-name="Default" office:value-type="string" calcext:value-type="string">
            <text:p>USD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string" calcext:value-type="string">
            <text:p>USD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string" calcext:value-type="string">
            <text:p>USD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2 Nächte, 3 Erwachse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style-name="ce13" table:formula="of:=[$SingleRatesBase.C15]" office:value-type="currency" office:currency="EUR" office:value="106.5" calcext:value-type="currency">
            <text:p>106.50 $</text:p>
          </table:table-cell>
          <table:table-cell table:formula="of:=[.$B4]*[.$C4]*[.D4]" office:value-type="currency" office:currency="EUR" office:value="480" calcext:value-type="currency">
            <text:p>480.00 €</text:p>
          </table:table-cell>
          <table:table-cell table:formula="of:=[.$B4]*[.$C4]*[.E4]" office:value-type="currency" office:currency="EUR" office:value="639" calcext:value-type="currency">
            <text:p>639.00 $</text:p>
          </table:table-cell>
          <table:table-cell table:formula="of:=[.$B4]*[.$C4]*[.J4]" office:value-type="currency" office:currency="EUR" office:value="400.02" calcext:value-type="currency">
            <text:p>400.02 €</text:p>
          </table:table-cell>
          <table:table-cell table:formula="of:=[.$B4]*[.$C4]*[.K4]" office:value-type="currency" office:currency="EUR" office:value="534" calcext:value-type="currency">
            <text:p>534.00 $</text:p>
          </table:table-cell>
          <table:table-cell office:value-type="currency" office:currency="EUR" office:value="66.67" calcext:value-type="currency">
            <text:p>66.67 €</text:p>
          </table:table-cell>
          <table:table-cell table:formula="of:=[$SingleRatesBase.C16]" office:value-type="currency" office:currency="EUR" office:value="89" calcext:value-type="currency">
            <text:p>89.00 $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Nächte, 4 Erwachsen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13" table:formula="of:=[$SingleRatesBase.C15]" office:value-type="currency" office:currency="EUR" office:value="106.5" calcext:value-type="currency">
            <text:p>106.50 $</text:p>
          </table:table-cell>
          <table:table-cell table:formula="of:=[.$B5]*[.$C5]*[.D5]" office:value-type="currency" office:currency="EUR" office:value="960" calcext:value-type="currency">
            <text:p>960.00 €</text:p>
          </table:table-cell>
          <table:table-cell table:formula="of:=[.$B5]*[.$C5]*[.E5]" office:value-type="currency" office:currency="EUR" office:value="1278" calcext:value-type="currency">
            <text:p>1,278.00 $</text:p>
          </table:table-cell>
          <table:table-cell table:formula="of:=[.$B5]*[.$C5]*[.J5]" office:value-type="currency" office:currency="EUR" office:value="720" calcext:value-type="currency">
            <text:p>720.00 €</text:p>
          </table:table-cell>
          <table:table-cell table:formula="of:=[.$B5]*[.$C5]*[.K5]" office:value-type="currency" office:currency="EUR" office:value="963" calcext:value-type="currency">
            <text:p>963.00 $</text:p>
          </table:table-cell>
          <table:table-cell office:value-type="currency" office:currency="EUR" office:value="60" calcext:value-type="currency">
            <text:p>60.00 €</text:p>
          </table:table-cell>
          <table:table-cell table:formula="of:=[$SingleRatesBase.C17]" office:value-type="currency" office:currency="EUR" office:value="80.25" calcext:value-type="currency">
            <text:p>80.25 $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Nächte, 3 Erwachsene (Hochsaison-Aufschlag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2" table:formula="of:=[.E$5]*0.2" office:value-type="currency" office:currency="EUR" office:value="21.3" calcext:value-type="currency">
            <text:p>21.30 €</text:p>
          </table:table-cell>
          <table:table-cell table:formula="of:=[.$B6]*[.$C6]*[.D6]" office:value-type="currency" office:currency="EUR" office:value="96" calcext:value-type="currency">
            <text:p>96.00 €</text:p>
          </table:table-cell>
          <table:table-cell table:formula="of:=[.$B6]*[.$C6]*[.E6]" office:value-type="currency" office:currency="EUR" office:value="127.8" calcext:value-type="currency">
            <text:p>127.80 $</text:p>
          </table:table-cell>
          <table:table-cell table:formula="of:=[.$B6]*[.$C6]*[.J6]" office:value-type="currency" office:currency="EUR" office:value="79.98" calcext:value-type="currency">
            <text:p>79.98 €</text:p>
          </table:table-cell>
          <table:table-cell table:formula="of:=[.$B6]*[.$C6]*[.K6]" office:value-type="currency" office:currency="EUR" office:value="106.8" calcext:value-type="currency">
            <text:p>106.80 $</text:p>
          </table:table-cell>
          <table:table-cell office:value-type="currency" office:currency="EUR" office:value="13.33" calcext:value-type="currency">
            <text:p>13.33 €</text:p>
          </table:table-cell>
          <table:table-cell table:formula="of:=[.K4]*0.2" office:value-type="currency" office:currency="EUR" office:value="17.8" calcext:value-type="currency">
            <text:p>17.80 $</text:p>
          </table:table-cell>
          <table:table-cell office:value-type="currency" office:currency="EUR" office:value="96" calcext:value-type="currency">
            <text:p>96.00 €</text:p>
          </table:table-cell>
          <table:table-cell table:formula="of:=[.G6]" office:value-type="currency" office:currency="EUR" office:value="127.8" calcext:value-type="currency">
            <text:p>127.80 $</text:p>
          </table:table-cell>
          <table:table-cell table:formula="of:=[.P6]*[.B6]*[.C6]" office:value-type="currency" office:currency="EUR" office:value="199.98" calcext:value-type="currency">
            <text:p>199.98 €</text:p>
          </table:table-cell>
          <table:table-cell table:formula="of:=[.B6]*[.C6]*[.Q6]" office:value-type="currency" office:currency="EUR" office:value="267" calcext:value-type="currency">
            <text:p>267.00 $</text:p>
          </table:table-cell>
          <table:table-cell office:value-type="currency" office:currency="EUR" office:value="33.33" calcext:value-type="currency">
            <text:p>33.33 €</text:p>
          </table:table-cell>
          <table:table-cell table:formula="of:=44.5" office:value-type="currency" office:currency="EUR" office:value="44.5" calcext:value-type="currency">
            <text:p>44.50 $</text:p>
          </table:table-cell>
        </table:table-row>
        <table:table-row table:style-name="ro1">
          <table:table-cell office:value-type="string" calcext:value-type="string">
            <text:p>3 Nächte, 4 Erwachsene (Hochsaison-Aufschlag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2" table:formula="of:=[.E$5]*0.2" office:value-type="currency" office:currency="EUR" office:value="21.3" calcext:value-type="currency">
            <text:p>21.30 €</text:p>
          </table:table-cell>
          <table:table-cell table:formula="of:=[.$B7]*[.$C7]*[.D7]" office:value-type="currency" office:currency="EUR" office:value="192" calcext:value-type="currency">
            <text:p>192.00 €</text:p>
          </table:table-cell>
          <table:table-cell table:formula="of:=[.$B7]*[.$C7]*[.E7]" office:value-type="currency" office:currency="EUR" office:value="255.6" calcext:value-type="currency">
            <text:p>255.60 $</text:p>
          </table:table-cell>
          <table:table-cell table:formula="of:=[.$B7]*[.$C7]*[.J7]" office:value-type="currency" office:currency="EUR" office:value="144" calcext:value-type="currency">
            <text:p>144.00 €</text:p>
          </table:table-cell>
          <table:table-cell table:formula="of:=[.$B7]*[.$C7]*[.K7]" office:value-type="currency" office:currency="EUR" office:value="192.6" calcext:value-type="currency">
            <text:p>192.60 $</text:p>
          </table:table-cell>
          <table:table-cell table:formula="of:=[.J5]*0.2" office:value-type="currency" office:currency="EUR" office:value="12" calcext:value-type="currency">
            <text:p>12.00 €</text:p>
          </table:table-cell>
          <table:table-cell table:formula="of:=[.K5]*0.2" office:value-type="currency" office:currency="EUR" office:value="16.05" calcext:value-type="currency">
            <text:p>16.05 $</text:p>
          </table:table-cell>
          <table:table-cell table:formula="of:=[.F7]" office:value-type="currency" office:currency="EUR" office:value="192" calcext:value-type="currency">
            <text:p>192.00 €</text:p>
          </table:table-cell>
          <table:table-cell table:formula="of:=[.G7]" office:value-type="currency" office:currency="EUR" office:value="255.6" calcext:value-type="currency">
            <text:p>255.60 $</text:p>
          </table:table-cell>
          <table:table-cell table:formula="of:=[.B7]*[.C7]*[.P7]" office:value-type="currency" office:currency="EUR" office:value="360" calcext:value-type="currency">
            <text:p>360.00 €</text:p>
          </table:table-cell>
          <table:table-cell table:formula="of:=[.B7]*[.C7]*[.Q7]" office:value-type="currency" office:currency="EUR" office:value="481.56" calcext:value-type="currency">
            <text:p>481.56 $</text:p>
          </table:table-cell>
          <table:table-cell office:value-type="currency" office:currency="EUR" office:value="30" calcext:value-type="currency">
            <text:p>30.00 €</text:p>
          </table:table-cell>
          <table:table-cell office:value-type="currency" office:currency="EUR" office:value="40.13" calcext:value-type="currency">
            <text:p>40.13 $</text:p>
          </table:table-cell>
        </table:table-row>
        <table:table-row table:style-name="ro1">
          <table:table-cell office:value-type="string" calcext:value-type="string">
            <text:p>1 Nächte, 4 Erwachsene (Hochsaison-Aufschlag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2" table:formula="of:=[.E$5]*0.2" office:value-type="currency" office:currency="EUR" office:value="21.3" calcext:value-type="currency">
            <text:p>21.30 €</text:p>
          </table:table-cell>
          <table:table-cell table:formula="of:=[.$B8]*[.$C8]*[.D8]" office:value-type="currency" office:currency="EUR" office:value="64" calcext:value-type="currency">
            <text:p>64.00 €</text:p>
          </table:table-cell>
          <table:table-cell table:formula="of:=[.$B8]*[.$C8]*[.E8]" office:value-type="currency" office:currency="EUR" office:value="85.2" calcext:value-type="currency">
            <text:p>85.20 $</text:p>
          </table:table-cell>
          <table:table-cell table:formula="of:=[.$B8]*[.$C8]*[.J8]" office:value-type="currency" office:currency="EUR" office:value="48" calcext:value-type="currency">
            <text:p>48.00 €</text:p>
          </table:table-cell>
          <table:table-cell table:formula="of:=[.$B8]*[.$C8]*[.K8]" office:value-type="currency" office:currency="EUR" office:value="64.2" calcext:value-type="currency">
            <text:p>64.20 $</text:p>
          </table:table-cell>
          <table:table-cell office:value-type="currency" office:currency="EUR" office:value="12" calcext:value-type="currency">
            <text:p>12.00 €</text:p>
          </table:table-cell>
          <table:table-cell table:formula="of:=[.K5]*0.2" office:value-type="currency" office:currency="EUR" office:value="16.05" calcext:value-type="currency">
            <text:p>16.05 $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2"/>
        </table:table-row>
      </table:table>
      <table:table table:name="OwnerBilling" table:style-name="ta1">
        <office:forms form:automatic-focus="false" form:apply-design-mode="false"/>
        <table:table-column table:style-name="co15" table:default-cell-style-name="Default"/>
        <table:table-column table:style-name="co13" table:default-cell-style-name="ce26"/>
        <table:table-column table:style-name="co3" table:default-cell-style-name="ce26"/>
        <table:table-column table:style-name="co13" table:default-cell-style-name="ce13"/>
        <table:table-column table:style-name="co3" table:default-cell-style-name="ce13"/>
        <table:table-row table:style-name="ro1">
          <table:table-cell/>
          <table:table-cell table:style-name="Default" office:value-type="string" calcext:value-type="string" table:number-columns-spanned="2" table:number-rows-spanned="1">
            <text:p>EUR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USD</text:p>
          </table:table-cell>
          <table:covered-table-cell table:style-name="Default"/>
        </table:table-row>
        <table:table-row table:style-name="ro1">
          <table:table-cell/>
          <table:table-cell table:style-name="Default" office:value-type="string" calcext:value-type="string">
            <text:p>gross</text:p>
          </table:table-cell>
          <table:table-cell table:style-name="Default" office:value-type="string" calcext:value-type="string">
            <text:p>net</text:p>
          </table:table-cell>
          <table:table-cell table:style-name="Default" office:value-type="string" calcext:value-type="string">
            <text:p>gross</text:p>
          </table:table-cell>
          <table:table-cell table:style-name="Default" office:value-type="string" calcext:value-type="string">
            <text:p>net</text:p>
          </table:table-cell>
        </table:table-row>
        <table:table-row table:style-name="ro1">
          <table:table-cell office:value-type="string" calcext:value-type="string">
            <text:p>Rent house</text:p>
          </table:table-cell>
          <table:table-cell office:value-type="currency" office:currency="EUR" office:value="1120" calcext:value-type="currency">
            <text:p>1.120,00 €</text:p>
          </table:table-cell>
          <table:table-cell office:value-type="currency" office:currency="EUR" office:value="1004.48" calcext:value-type="currency">
            <text:p>1.004,48 €</text:p>
          </table:table-cell>
          <table:table-cell office:value-type="currency" office:currency="EUR" office:value="1491" calcext:value-type="currency">
            <text:p>1,491.00 $</text:p>
          </table:table-cell>
          <table:table-cell office:value-type="currency" office:currency="EUR" office:value="1337.22" calcext:value-type="currency">
            <text:p>1,337.22 $</text:p>
          </table:table-cell>
        </table:table-row>
        <table:table-row table:style-name="ro1">
          <table:table-cell office:value-type="string" calcext:value-type="string">
            <text:p>Cleaning</text:p>
          </table:table-cell>
          <table:table-cell office:value-type="currency" office:currency="EUR" office:value="42.42" calcext:value-type="currency">
            <text:p>42,42 €</text:p>
          </table:table-cell>
          <table:table-cell office:value-type="currency" office:currency="EUR" office:value="38.04" calcext:value-type="currency">
            <text:p>38,04 €</text:p>
          </table:table-cell>
          <table:table-cell office:value-type="currency" office:currency="EUR" office:value="57" calcext:value-type="currency">
            <text:p>57.00 $</text:p>
          </table:table-cell>
          <table:table-cell office:value-type="currency" office:currency="EUR" office:value="51.12" calcext:value-type="currency">
            <text:p>51.12 $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office:value-type="currency" office:currency="EUR" office:value="60" calcext:value-type="currency">
            <text:p>60,00 €</text:p>
          </table:table-cell>
          <table:table-cell office:value-type="currency" office:currency="EUR" office:value="53.81" calcext:value-type="currency">
            <text:p>53,81 €</text:p>
          </table:table-cell>
          <table:table-cell office:value-type="currency" office:currency="EUR" office:value="80" calcext:value-type="currency">
            <text:p>80.00 $</text:p>
          </table:table-cell>
          <table:table-cell office:value-type="currency" office:currency="EUR" office:value="71.75" calcext:value-type="currency">
            <text:p>71.75 $</text:p>
          </table:table-cell>
        </table:table-row>
        <table:table-row table:style-name="ro1">
          <table:table-cell office:value-type="string" calcext:value-type="string">
            <text:p>Total taxable house</text:p>
          </table:table-cell>
          <table:table-cell office:value-type="currency" office:currency="EUR" office:value="1222.42" calcext:value-type="currency">
            <text:p>1.222,42 €</text:p>
          </table:table-cell>
          <table:table-cell office:value-type="currency" office:currency="EUR" office:value="1096.34" calcext:value-type="currency">
            <text:p>1.096,34 €</text:p>
          </table:table-cell>
          <table:table-cell office:value-type="currency" office:currency="EUR" office:value="1628" calcext:value-type="currency">
            <text:p>1,628.00 $</text:p>
          </table:table-cell>
          <table:table-cell office:value-type="currency" office:currency="EUR" office:value="1460.09" calcext:value-type="currency">
            <text:p>1,460.09 $</text:p>
          </table:table-cell>
        </table:table-row>
        <table:table-row table:style-name="ro1">
          <table:table-cell office:value-type="string" calcext:value-type="string">
            <text:p>6.5% Sales tax</text:p>
          </table:table-cell>
          <table:table-cell office:value-type="currency" office:currency="EUR" office:value="71.26" calcext:value-type="currency">
            <text:p>71,26 €</text:p>
          </table:table-cell>
          <table:table-cell/>
          <table:table-cell office:value-type="currency" office:currency="EUR" office:value="94.91" calcext:value-type="currency">
            <text:p>94.91 $</text:p>
          </table:table-cell>
          <table:table-cell/>
        </table:table-row>
        <table:table-row table:style-name="ro1">
          <table:table-cell office:value-type="string" calcext:value-type="string">
            <text:p>5% Tourist tax</text:p>
          </table:table-cell>
          <table:table-cell office:value-type="currency" office:currency="EUR" office:value="54.82" calcext:value-type="currency">
            <text:p>54,82 €</text:p>
          </table:table-cell>
          <table:table-cell/>
          <table:table-cell office:value-type="currency" office:currency="EUR" office:value="73" calcext:value-type="currency">
            <text:p>73.00 $</text:p>
          </table:table-cell>
          <table:table-cell/>
        </table:table-row>
        <table:table-row table:style-name="ro1">
          <table:table-cell office:value-type="string" calcext:value-type="string">
            <text:p>Total excluding taxes</text:p>
          </table:table-cell>
          <table:table-cell office:value-type="currency" office:currency="EUR" office:value="1096.34" calcext:value-type="currency">
            <text:p>1.096,34 €</text:p>
          </table:table-cell>
          <table:table-cell/>
          <table:table-cell office:value-type="currency" office:currency="EUR" office:value="1460.09" calcext:value-type="currency">
            <text:p>1,460.09 $</text:p>
          </table:table-cell>
          <table:table-cell/>
        </table:table-row>
        <table:table-row table:style-name="ro1">
          <table:table-cell office:value-type="string" calcext:value-type="string">
            <text:p>Admin Agency Fee</text:p>
          </table:table-cell>
          <table:table-cell office:value-type="currency" office:currency="EUR" office:value="-15" calcext:value-type="currency">
            <text:p>-15,00 €</text:p>
          </table:table-cell>
          <table:table-cell/>
          <table:table-cell office:value-type="currency" office:currency="EUR" office:value="-20" calcext:value-type="currency">
            <text:p>-20.00 €</text:p>
          </table:table-cell>
          <table:table-cell/>
        </table:table-row>
        <table:table-row table:style-name="ro1">
          <table:table-cell office:value-type="string" calcext:value-type="string">
            <text:p>Admin Commission</text:p>
          </table:table-cell>
          <table:table-cell office:value-type="currency" office:currency="EUR" office:value="-200.9" calcext:value-type="currency">
            <text:p>-200,90 €</text:p>
          </table:table-cell>
          <table:table-cell/>
          <table:table-cell office:value-type="currency" office:currency="EUR" office:value="-267.44" calcext:value-type="currency">
            <text:p>-267.44 €</text:p>
          </table:table-cell>
          <table:table-cell/>
        </table:table-row>
        <table:table-row table:style-name="ro1">
          <table:table-cell office:value-type="string" calcext:value-type="string">
            <text:p>Payout</text:p>
          </table:table-cell>
          <table:table-cell office:value-type="currency" office:currency="EUR" office:value="1006.52" calcext:value-type="currency">
            <text:p>1.006,52 €</text:p>
          </table:table-cell>
          <table:table-cell office:value-type="currency" office:currency="EUR" office:value="880.44" calcext:value-type="currency">
            <text:p>880,44 €</text:p>
          </table:table-cell>
          <table:table-cell office:value-type="currency" office:currency="EUR" office:value="1340.56" calcext:value-type="currency">
            <text:p>1,340.56 $</text:p>
          </table:table-cell>
          <table:table-cell office:value-type="currency" office:currency="EUR" office:value="1172.65" calcext:value-type="currency">
            <text:p>1,172.65 $</text:p>
          </table:table-cell>
        </table:table-row>
        <table:table-row table:style-name="ro1">
          <table:table-cell office:value-type="string" calcext:value-type="string">
            <text:p>Taxes total</text:p>
          </table:table-cell>
          <table:table-cell office:value-type="currency" office:currency="EUR" office:value="126.08" calcext:value-type="currency">
            <text:p>126,08 €</text:p>
          </table:table-cell>
          <table:table-cell/>
          <table:table-cell office:value-type="currency" office:currency="EUR" office:value="167.91" calcext:value-type="currency">
            <text:p>167.91 $</text:p>
          </table:table-cell>
          <table:table-cell/>
        </table:table-row>
      </table:table>
      <table:table table:name="TenantBilling" table:style-name="ta1">
        <office:forms form:automatic-focus="false" form:apply-design-mode="false"/>
        <table:table-column table:style-name="co14" table:default-cell-style-name="Default"/>
        <table:table-column table:style-name="co13" table:default-cell-style-name="Default"/>
        <table:table-column table:style-name="co3" table:default-cell-style-name="ce12"/>
        <table:table-column table:style-name="co13" table:default-cell-style-name="Default"/>
        <table:table-column table:style-name="co3" table:default-cell-style-name="ce13"/>
        <table:table-row table:style-name="ro1">
          <table:table-cell/>
          <table:table-cell office:value-type="string" calcext:value-type="string" table:number-columns-spanned="2" table:number-rows-spanned="1">
            <text:p>EUR</text:p>
          </table:table-cell>
          <table:covered-table-cell table:style-name="Default"/>
          <table:table-cell office:value-type="string" calcext:value-type="string" table:number-columns-spanned="2" table:number-rows-spanned="1">
            <text:p>USD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Kaution Villa (Villa Foo)</text:p>
          </table:table-cell>
          <table:table-cell/>
          <table:table-cell office:value-type="currency" office:currency="EUR" office:value="42.42" calcext:value-type="currency">
            <text:p>42.42 €</text:p>
          </table:table-cell>
          <table:table-cell/>
          <table:table-cell office:value-type="currency" office:currency="EUR" office:value="57" calcext:value-type="currency">
            <text:p>57.00 $</text:p>
          </table:table-cell>
        </table:table-row>
        <table:table-row table:style-name="ro1">
          <table:table-cell office:value-type="string" calcext:value-type="string">
            <text:p>Total Kaution</text:p>
          </table:table-cell>
          <table:table-cell/>
          <table:table-cell office:value-type="currency" office:currency="EUR" office:value="42.42" calcext:value-type="currency">
            <text:p>42.42 €</text:p>
          </table:table-cell>
          <table:table-cell/>
          <table:table-cell office:value-type="currency" office:currency="EUR" office:value="57" calcext:value-type="currency">
            <text:p>57.00 $</text:p>
          </table:table-cell>
        </table:table-row>
        <table:table-row table:style-name="ro1">
          <table:table-cell office:value-type="string" calcext:value-type="string">
            <text:p>Energiekosten</text:p>
          </table:table-cell>
          <table:table-cell office:value-type="string" calcext:value-type="string">
            <text:p>(Verbrauch × € 0,12 pro kWh)</text:p>
          </table:table-cell>
          <table:table-cell office:value-type="currency" office:currency="EUR" office:value="60" calcext:value-type="currency">
            <text:p>60.00 €</text:p>
          </table:table-cell>
          <table:table-cell office:value-type="string" calcext:value-type="string">
            <text:p>(Verbrauch × $ 0,16 pro kWh)</text:p>
          </table:table-cell>
          <table:table-cell office:value-type="currency" office:currency="EUR" office:value="80" calcext:value-type="currency">
            <text:p>80.00 $</text:p>
          </table:table-cell>
        </table:table-row>
        <table:table-row table:style-name="ro1">
          <table:table-cell office:value-type="string" calcext:value-type="string">
            <text:p>Fensterscheibe</text:p>
          </table:table-cell>
          <table:table-cell office:value-type="string" calcext:value-type="string">
            <text:p>1 × € 300,00</text:p>
          </table:table-cell>
          <table:table-cell office:value-type="currency" office:currency="EUR" office:value="300" calcext:value-type="currency">
            <text:p>300.00 €</text:p>
          </table:table-cell>
          <table:table-cell office:value-type="string" calcext:value-type="string">
            <text:p>1 × $ 300,00</text:p>
          </table:table-cell>
          <table:table-cell office:value-type="currency" office:currency="EUR" office:value="300" calcext:value-type="currency">
            <text:p>300.00 $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currency" office:currency="EUR" office:value="300" calcext:value-type="currency">
            <text:p>300.00 €</text:p>
          </table:table-cell>
          <table:table-cell/>
          <table:table-cell office:value-type="currency" office:currency="EUR" office:value="300" calcext:value-type="currency">
            <text:p>300.00 $</text:p>
          </table:table-cell>
        </table:table-row>
        <table:table-row table:style-name="ro1">
          <table:table-cell office:value-type="string" calcext:value-type="string">
            <text:p>Nachzahlung (Kaution – Kosten)</text:p>
          </table:table-cell>
          <table:table-cell/>
          <table:table-cell office:value-type="currency" office:currency="EUR" office:value="317.58" calcext:value-type="currency">
            <text:p>317.58 €</text:p>
          </table:table-cell>
          <table:table-cell/>
          <table:table-cell office:value-type="currency" office:currency="EUR" office:value="323" calcext:value-type="currency">
            <text:p>323.00 $</text:p>
          </table:table-cell>
        </table:table-row>
      </table:table>
      <table:named-expressions>
        <table:named-expression table:name="default" table:base-cell-address="$SingleRatesBase.$B$1" table:expression="#REF!"/>
        <table:named-expression table:name="EUR" table:base-cell-address="$SingleRatesBase.$B$2" table:expression="#REF!"/>
        <table:named-expression table:name="_11_Nächte_2_Erwachsene" table:base-cell-address="$SingleRatesBase.$A$6" table:expression="#REF!"/>
        <table:named-expression table:name="_13_Tage_1_Boot" table:base-cell-address="$SingleRatesBase.$A$3" table:expression="#REF!"/>
        <table:named-expression table:name="_14_Nächte_2_Erwachsene" table:base-cell-address="$SingleRatesBase.$A$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de" number:country="DE">$</number:currency-symbol>
    </number:currency-style>
    <number:currency-style style:name="N124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de" number:country="DE">$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25P0"/>
    </number:currency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de" number:country="DE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1:23:29.868120237</meta:creation-date>
    <meta:generator>LibreOffice/7.4.7.2$Linux_X86_64 LibreOffice_project/40$Build-2</meta:generator>
    <dc:date>2025-03-24T14:15:56.996792724</dc:date>
    <meta:editing-duration>P1DT9H51M23S</meta:editing-duration>
    <meta:editing-cycles>187</meta:editing-cycles>
    <dc:creator>Dominik Menke</dc:creator>
    <meta:document-statistic meta:table-count="5" meta:cell-count="723" meta:object-count="0"/>
  </office:meta>
</office:document-meta>
</file>